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7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56" table:style-name="ta1">
        <table:table-column table:style-name="co1" table:default-cell-style-name="Default"/>
        <table:table-row table:style-name="ro1">
          <table:table-cell/>
        </table:table-row>
      </table:table>
      <table:table table:name="128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.60829" calcext:value-type="float">
            <text:p>3,60829</text:p>
          </table:table-cell>
          <table:table-cell office:value-type="float" office:value="58.1204" calcext:value-type="float">
            <text:p>58,1204</text:p>
          </table:table-cell>
          <table:table-cell/>
          <table:table-cell office:value-type="string" calcext:value-type="string">
            <text:p>taurusi20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.5472" calcext:value-type="float">
            <text:p>3,5472</text:p>
          </table:table-cell>
          <table:table-cell office:value-type="float" office:value="59.1213" calcext:value-type="float">
            <text:p>59,1213</text:p>
          </table:table-cell>
          <table:table-cell/>
          <table:table-cell office:value-type="string" calcext:value-type="string">
            <text:p>Tesla K20x (GPU 0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8058" calcext:value-type="float">
            <text:p>1,18058</text:p>
          </table:table-cell>
          <table:table-cell office:value-type="float" office:value="177.638" calcext:value-type="float">
            <text:p>177,63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728" calcext:value-type="float">
            <text:p>1,1728</text:p>
          </table:table-cell>
          <table:table-cell office:value-type="float" office:value="178.816" calcext:value-type="float">
            <text:p>178,816</text:p>
          </table:table-cell>
          <table:table-cell/>
          <table:table-cell office:value-type="string" calcext:value-type="string">
            <text:p>CUDA/9.2.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1777" calcext:value-type="float">
            <text:p>1,1777</text:p>
          </table:table-cell>
          <table:table-cell office:value-type="float" office:value="178.072" calcext:value-type="float">
            <text:p>178,072</text:p>
          </table:table-cell>
          <table:table-cell/>
          <table:table-cell office:value-type="string" calcext:value-type="string">
            <text:p>GCC/7.3.0-2.30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.67133" calcext:value-type="float">
            <text:p>1,67133</text:p>
          </table:table-cell>
          <table:table-cell office:value-type="float" office:value="125.478" calcext:value-type="float">
            <text:p>125,478</text:p>
          </table:table-cell>
          <table:table-cell/>
          <table:table-cell office:value-type="string" calcext:value-type="string">
            <text:p>nvcc -std=c++14 -O3 nbody.cu -o nbody –gpu-architecture=sm_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03302" calcext:value-type="float">
            <text:p>7,03302</text:p>
          </table:table-cell>
          <table:table-cell office:value-type="float" office:value="119.275" calcext:value-type="float">
            <text:p>119,275</text:p>
          </table:table-cell>
          <table:table-cell/>
          <table:table-cell office:value-type="string" calcext:value-type="string">
            <text:p>Start: 2: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6.98669" calcext:value-type="float">
            <text:p>6,98669</text:p>
          </table:table-cell>
          <table:table-cell office:value-type="float" office:value="120.066" calcext:value-type="float">
            <text:p>120,06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32694" calcext:value-type="float">
            <text:p>2,32694</text:p>
          </table:table-cell>
          <table:table-cell office:value-type="float" office:value="360.499" calcext:value-type="float">
            <text:p>360,499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22019" calcext:value-type="float">
            <text:p>2,22019</text:p>
          </table:table-cell>
          <table:table-cell office:value-type="float" office:value="377.833" calcext:value-type="float">
            <text:p>377,83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21571" calcext:value-type="float">
            <text:p>2,21571</text:p>
          </table:table-cell>
          <table:table-cell office:value-type="float" office:value="378.596" calcext:value-type="float">
            <text:p>378,596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252" calcext:value-type="float">
            <text:p>3,252</text:p>
          </table:table-cell>
          <table:table-cell office:value-type="float" office:value="257.952" calcext:value-type="float">
            <text:p>257,9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1.4549" calcext:value-type="float">
            <text:p>11,4549</text:p>
          </table:table-cell>
          <table:table-cell office:value-type="float" office:value="292.925" calcext:value-type="float">
            <text:p>292,92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1.2267" calcext:value-type="float">
            <text:p>11,2267</text:p>
          </table:table-cell>
          <table:table-cell office:value-type="float" office:value="298.88" calcext:value-type="float">
            <text:p>298,8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5865" calcext:value-type="float">
            <text:p>4,5865</text:p>
          </table:table-cell>
          <table:table-cell office:value-type="float" office:value="731.592" calcext:value-type="float">
            <text:p>731,59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4905" calcext:value-type="float">
            <text:p>4,4905</text:p>
          </table:table-cell>
          <table:table-cell office:value-type="float" office:value="747.232" calcext:value-type="float">
            <text:p>747,23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.31802" calcext:value-type="float">
            <text:p>4,31802</text:p>
          </table:table-cell>
          <table:table-cell office:value-type="float" office:value="777.08" calcext:value-type="float">
            <text:p>777,08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47638" calcext:value-type="float">
            <text:p>6,47638</text:p>
          </table:table-cell>
          <table:table-cell office:value-type="float" office:value="518.104" calcext:value-type="float">
            <text:p>518,10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0.4789" calcext:value-type="float">
            <text:p>50,4789</text:p>
          </table:table-cell>
          <table:table-cell office:value-type="float" office:value="265.889" calcext:value-type="float">
            <text:p>265,88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2.5409" calcext:value-type="float">
            <text:p>22,5409</text:p>
          </table:table-cell>
          <table:table-cell office:value-type="float" office:value="595.441" calcext:value-type="float">
            <text:p>595,44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.3374" calcext:value-type="float">
            <text:p>10,3374</text:p>
          </table:table-cell>
          <table:table-cell office:value-type="float" office:value="1298.37" calcext:value-type="float">
            <text:p>1298,3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1.0762" calcext:value-type="float">
            <text:p>11,0762</text:p>
          </table:table-cell>
          <table:table-cell office:value-type="float" office:value="1211.77" calcext:value-type="float">
            <text:p>1211,7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1679" calcext:value-type="float">
            <text:p>13,1679</text:p>
          </table:table-cell>
          <table:table-cell office:value-type="float" office:value="1019.28" calcext:value-type="float">
            <text:p>1019,28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2.7522" calcext:value-type="float">
            <text:p>12,7522</text:p>
          </table:table-cell>
          <table:table-cell office:value-type="float" office:value="1052.51" calcext:value-type="float">
            <text:p>1052,5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6.367" calcext:value-type="float">
            <text:p>146,367</text:p>
          </table:table-cell>
          <table:table-cell office:value-type="float" office:value="366.799" calcext:value-type="float">
            <text:p>366,79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91.2323" calcext:value-type="float">
            <text:p>91,2323</text:p>
          </table:table-cell>
          <table:table-cell office:value-type="float" office:value="588.466" calcext:value-type="float">
            <text:p>588,46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4.5779" calcext:value-type="float">
            <text:p>34,5779</text:p>
          </table:table-cell>
          <table:table-cell office:value-type="float" office:value="1552.64" calcext:value-type="float">
            <text:p>1552,6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2.8504" calcext:value-type="float">
            <text:p>32,8504</text:p>
          </table:table-cell>
          <table:table-cell office:value-type="float" office:value="1634.29" calcext:value-type="float">
            <text:p>1634,29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7.9186" calcext:value-type="float">
            <text:p>37,9186</text:p>
          </table:table-cell>
          <table:table-cell office:value-type="float" office:value="1415.85" calcext:value-type="float">
            <text:p>1415,85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9.6167" calcext:value-type="float">
            <text:p>49,6167</text:p>
          </table:table-cell>
          <table:table-cell office:value-type="float" office:value="1082.04" calcext:value-type="float">
            <text:p>1082,0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74.657" calcext:value-type="float">
            <text:p>474,657</text:p>
          </table:table-cell>
          <table:table-cell office:value-type="float" office:value="452.429" calcext:value-type="float">
            <text:p>452,42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65.485" calcext:value-type="float">
            <text:p>265,485</text:p>
          </table:table-cell>
          <table:table-cell office:value-type="float" office:value="808.891" calcext:value-type="float">
            <text:p>808,89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60.606" calcext:value-type="float">
            <text:p>160,606</text:p>
          </table:table-cell>
          <table:table-cell office:value-type="float" office:value="1337.12" calcext:value-type="float">
            <text:p>1337,1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77.264" calcext:value-type="float">
            <text:p>177,264</text:p>
          </table:table-cell>
          <table:table-cell office:value-type="float" office:value="1211.46" calcext:value-type="float">
            <text:p>1211,4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43.726" calcext:value-type="float">
            <text:p>143,726</text:p>
          </table:table-cell>
          <table:table-cell office:value-type="float" office:value="1494.15" calcext:value-type="float">
            <text:p>1494,15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49.309" calcext:value-type="float">
            <text:p>149,309</text:p>
          </table:table-cell>
          <table:table-cell office:value-type="float" office:value="1438.28" calcext:value-type="float">
            <text:p>1438,2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49.07" calcext:value-type="float">
            <text:p>1849,07</text:p>
          </table:table-cell>
          <table:table-cell office:value-type="float" office:value="464.553" calcext:value-type="float">
            <text:p>464,55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872.857" calcext:value-type="float">
            <text:p>872,857</text:p>
          </table:table-cell>
          <table:table-cell office:value-type="float" office:value="984.117" calcext:value-type="float">
            <text:p>984,11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594.609" calcext:value-type="float">
            <text:p>594,609</text:p>
          </table:table-cell>
          <table:table-cell office:value-type="float" office:value="1444.64" calcext:value-type="float">
            <text:p>1444,6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46.976" calcext:value-type="float">
            <text:p>546,976</text:p>
          </table:table-cell>
          <table:table-cell office:value-type="float" office:value="1570.44" calcext:value-type="float">
            <text:p>1570,4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28.806" calcext:value-type="float">
            <text:p>528,806</text:p>
          </table:table-cell>
          <table:table-cell office:value-type="float" office:value="1624.4" calcext:value-type="float">
            <text:p>1624,4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90.822" calcext:value-type="float">
            <text:p>590,822</text:p>
          </table:table-cell>
          <table:table-cell office:value-type="float" office:value="1453.9" calcext:value-type="float">
            <text:p>1453,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994.11" calcext:value-type="float">
            <text:p>6994,11</text:p>
          </table:table-cell>
          <table:table-cell office:value-type="float" office:value="491.267" calcext:value-type="float">
            <text:p>491,2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67.29" calcext:value-type="float">
            <text:p>3567,29</text:p>
          </table:table-cell>
          <table:table-cell office:value-type="float" office:value="963.19" calcext:value-type="float">
            <text:p>963,1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76.36" calcext:value-type="float">
            <text:p>2076,36</text:p>
          </table:table-cell>
          <table:table-cell office:value-type="float" office:value="1654.8" calcext:value-type="float">
            <text:p>1654,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98.27" calcext:value-type="float">
            <text:p>1998,27</text:p>
          </table:table-cell>
          <table:table-cell office:value-type="float" office:value="1719.47" calcext:value-type="float">
            <text:p>1719,4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83.89" calcext:value-type="float">
            <text:p>1983,89</text:p>
          </table:table-cell>
          <table:table-cell office:value-type="float" office:value="1731.94" calcext:value-type="float">
            <text:p>1731,94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70.54" calcext:value-type="float">
            <text:p>1970,54</text:p>
          </table:table-cell>
          <table:table-cell office:value-type="float" office:value="1743.67" calcext:value-type="float">
            <text:p>1743,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469.4" calcext:value-type="float">
            <text:p>27469,4</text:p>
          </table:table-cell>
          <table:table-cell office:value-type="float" office:value="500.334" calcext:value-type="float">
            <text:p>500,33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281.2" calcext:value-type="float">
            <text:p>13281,2</text:p>
          </table:table-cell>
          <table:table-cell office:value-type="float" office:value="1034.84" calcext:value-type="float">
            <text:p>1034,8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64.11" calcext:value-type="float">
            <text:p>7964,11</text:p>
          </table:table-cell>
          <table:table-cell office:value-type="float" office:value="1725.73" calcext:value-type="float">
            <text:p>1725,7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36.93" calcext:value-type="float">
            <text:p>7636,93</text:p>
          </table:table-cell>
          <table:table-cell office:value-type="float" office:value="1799.66" calcext:value-type="float">
            <text:p>1799,6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75.75" calcext:value-type="float">
            <text:p>7575,75</text:p>
          </table:table-cell>
          <table:table-cell office:value-type="float" office:value="1814.2" calcext:value-type="float">
            <text:p>1814,2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77.15" calcext:value-type="float">
            <text:p>7877,15</text:p>
          </table:table-cell>
          <table:table-cell office:value-type="float" office:value="1744.78" calcext:value-type="float">
            <text:p>1744,7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9699" calcext:value-type="float">
            <text:p>109699</text:p>
          </table:table-cell>
          <table:table-cell office:value-type="float" office:value="501.15" calcext:value-type="float">
            <text:p>501,1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52453.5" calcext:value-type="float">
            <text:p>52453,5</text:p>
          </table:table-cell>
          <table:table-cell office:value-type="float" office:value="1048.08" calcext:value-type="float">
            <text:p>1048,0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457" calcext:value-type="float">
            <text:p>31457</text:p>
          </table:table-cell>
          <table:table-cell office:value-type="float" office:value="1747.64" calcext:value-type="float">
            <text:p>1747,6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706.4" calcext:value-type="float">
            <text:p>30706,4</text:p>
          </table:table-cell>
          <table:table-cell office:value-type="float" office:value="1790.36" calcext:value-type="float">
            <text:p>1790,3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243.5" calcext:value-type="float">
            <text:p>30243,5</text:p>
          </table:table-cell>
          <table:table-cell office:value-type="float" office:value="1817.77" calcext:value-type="float">
            <text:p>1817,7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262.4" calcext:value-type="float">
            <text:p>30262,4</text:p>
          </table:table-cell>
          <table:table-cell office:value-type="float" office:value="1816.63" calcext:value-type="float">
            <text:p>1816,63</text:p>
          </table:table-cell>
          <table:table-cell table:number-columns-repeated="2"/>
        </table:table-row>
      </table:table>
      <table:table table:name="64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.61542" calcext:value-type="float">
            <text:p>3,61542</text:p>
          </table:table-cell>
          <table:table-cell office:value-type="float" office:value="58.0057" calcext:value-type="float">
            <text:p>58,0057</text:p>
          </table:table-cell>
          <table:table-cell/>
          <table:table-cell office:value-type="string" calcext:value-type="string">
            <text:p>taurusi20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.30013" calcext:value-type="float">
            <text:p>1,30013</text:p>
          </table:table-cell>
          <table:table-cell office:value-type="float" office:value="161.304" calcext:value-type="float">
            <text:p>161,304</text:p>
          </table:table-cell>
          <table:table-cell/>
          <table:table-cell office:value-type="string" calcext:value-type="string">
            <text:p>Tesla K20x (GPU 0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6269" calcext:value-type="float">
            <text:p>1,16269</text:p>
          </table:table-cell>
          <table:table-cell office:value-type="float" office:value="180.371" calcext:value-type="float">
            <text:p>180,37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5261" calcext:value-type="float">
            <text:p>1,15261</text:p>
          </table:table-cell>
          <table:table-cell office:value-type="float" office:value="181.948" calcext:value-type="float">
            <text:p>181,948</text:p>
          </table:table-cell>
          <table:table-cell/>
          <table:table-cell office:value-type="string" calcext:value-type="string">
            <text:p>CUDA/9.2.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15322" calcext:value-type="float">
            <text:p>1,15322</text:p>
          </table:table-cell>
          <table:table-cell office:value-type="float" office:value="181.852" calcext:value-type="float">
            <text:p>181,852</text:p>
          </table:table-cell>
          <table:table-cell/>
          <table:table-cell office:value-type="string" calcext:value-type="string">
            <text:p>GCC/7.3.0-2.30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.67574" calcext:value-type="float">
            <text:p>1,67574</text:p>
          </table:table-cell>
          <table:table-cell office:value-type="float" office:value="125.148" calcext:value-type="float">
            <text:p>125,148</text:p>
          </table:table-cell>
          <table:table-cell/>
          <table:table-cell office:value-type="string" calcext:value-type="string">
            <text:p>nvcc -std=c++14 -O3 nbody.cu -o nbody –gpu-architecture=sm_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06467" calcext:value-type="float">
            <text:p>7,06467</text:p>
          </table:table-cell>
          <table:table-cell office:value-type="float" office:value="118.74" calcext:value-type="float">
            <text:p>118,74</text:p>
          </table:table-cell>
          <table:table-cell/>
          <table:table-cell office:value-type="string" calcext:value-type="string">
            <text:p>Start: 2: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36099" calcext:value-type="float">
            <text:p>2,36099</text:p>
          </table:table-cell>
          <table:table-cell office:value-type="float" office:value="355.3" calcext:value-type="float">
            <text:p>355,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30563" calcext:value-type="float">
            <text:p>2,30563</text:p>
          </table:table-cell>
          <table:table-cell office:value-type="float" office:value="363.831" calcext:value-type="float">
            <text:p>363,83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20896" calcext:value-type="float">
            <text:p>2,20896</text:p>
          </table:table-cell>
          <table:table-cell office:value-type="float" office:value="379.754" calcext:value-type="float">
            <text:p>379,75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20058" calcext:value-type="float">
            <text:p>2,20058</text:p>
          </table:table-cell>
          <table:table-cell office:value-type="float" office:value="381.201" calcext:value-type="float">
            <text:p>381,201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30576" calcext:value-type="float">
            <text:p>3,30576</text:p>
          </table:table-cell>
          <table:table-cell office:value-type="float" office:value="253.757" calcext:value-type="float">
            <text:p>253,75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1.5835" calcext:value-type="float">
            <text:p>11,5835</text:p>
          </table:table-cell>
          <table:table-cell office:value-type="float" office:value="289.675" calcext:value-type="float">
            <text:p>289,67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65008" calcext:value-type="float">
            <text:p>4,65008</text:p>
          </table:table-cell>
          <table:table-cell office:value-type="float" office:value="721.588" calcext:value-type="float">
            <text:p>721,58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59466" calcext:value-type="float">
            <text:p>4,59466</text:p>
          </table:table-cell>
          <table:table-cell office:value-type="float" office:value="730.293" calcext:value-type="float">
            <text:p>730,29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61354" calcext:value-type="float">
            <text:p>4,61354</text:p>
          </table:table-cell>
          <table:table-cell office:value-type="float" office:value="727.304" calcext:value-type="float">
            <text:p>727,30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.33834" calcext:value-type="float">
            <text:p>4,33834</text:p>
          </table:table-cell>
          <table:table-cell office:value-type="float" office:value="773.44" calcext:value-type="float">
            <text:p>773,44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46656" calcext:value-type="float">
            <text:p>6,46656</text:p>
          </table:table-cell>
          <table:table-cell office:value-type="float" office:value="518.892" calcext:value-type="float">
            <text:p>518,89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0.6584" calcext:value-type="float">
            <text:p>50,6584</text:p>
          </table:table-cell>
          <table:table-cell office:value-type="float" office:value="264.947" calcext:value-type="float">
            <text:p>264,94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0.1873" calcext:value-type="float">
            <text:p>10,1873</text:p>
          </table:table-cell>
          <table:table-cell office:value-type="float" office:value="1317.51" calcext:value-type="float">
            <text:p>1317,5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9.92976" calcext:value-type="float">
            <text:p>9,92976</text:p>
          </table:table-cell>
          <table:table-cell office:value-type="float" office:value="1351.67" calcext:value-type="float">
            <text:p>1351,6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0.9083" calcext:value-type="float">
            <text:p>10,9083</text:p>
          </table:table-cell>
          <table:table-cell office:value-type="float" office:value="1230.42" calcext:value-type="float">
            <text:p>1230,4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1547" calcext:value-type="float">
            <text:p>13,1547</text:p>
          </table:table-cell>
          <table:table-cell office:value-type="float" office:value="1020.3" calcext:value-type="float">
            <text:p>1020,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2.803" calcext:value-type="float">
            <text:p>12,803</text:p>
          </table:table-cell>
          <table:table-cell office:value-type="float" office:value="1048.33" calcext:value-type="float">
            <text:p>1048,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7.01" calcext:value-type="float">
            <text:p>147,01</text:p>
          </table:table-cell>
          <table:table-cell office:value-type="float" office:value="365.194" calcext:value-type="float">
            <text:p>365,19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44.9506" calcext:value-type="float">
            <text:p>44,9506</text:p>
          </table:table-cell>
          <table:table-cell office:value-type="float" office:value="1194.36" calcext:value-type="float">
            <text:p>1194,3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2.3663" calcext:value-type="float">
            <text:p>32,3663</text:p>
          </table:table-cell>
          <table:table-cell office:value-type="float" office:value="1658.74" calcext:value-type="float">
            <text:p>1658,7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2.5515" calcext:value-type="float">
            <text:p>32,5515</text:p>
          </table:table-cell>
          <table:table-cell office:value-type="float" office:value="1649.3" calcext:value-type="float">
            <text:p>1649,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7.8754" calcext:value-type="float">
            <text:p>37,8754</text:p>
          </table:table-cell>
          <table:table-cell office:value-type="float" office:value="1417.47" calcext:value-type="float">
            <text:p>1417,4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9.6742" calcext:value-type="float">
            <text:p>49,6742</text:p>
          </table:table-cell>
          <table:table-cell office:value-type="float" office:value="1080.78" calcext:value-type="float">
            <text:p>1080,7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76.874" calcext:value-type="float">
            <text:p>476,874</text:p>
          </table:table-cell>
          <table:table-cell office:value-type="float" office:value="450.326" calcext:value-type="float">
            <text:p>450,32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53.414" calcext:value-type="float">
            <text:p>153,414</text:p>
          </table:table-cell>
          <table:table-cell office:value-type="float" office:value="1399.8" calcext:value-type="float">
            <text:p>1399,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44.781" calcext:value-type="float">
            <text:p>144,781</text:p>
          </table:table-cell>
          <table:table-cell office:value-type="float" office:value="1483.27" calcext:value-type="float">
            <text:p>1483,2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46.354" calcext:value-type="float">
            <text:p>146,354</text:p>
          </table:table-cell>
          <table:table-cell office:value-type="float" office:value="1467.32" calcext:value-type="float">
            <text:p>1467,3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53.893" calcext:value-type="float">
            <text:p>153,893</text:p>
          </table:table-cell>
          <table:table-cell office:value-type="float" office:value="1395.44" calcext:value-type="float">
            <text:p>1395,44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49.806" calcext:value-type="float">
            <text:p>149,806</text:p>
          </table:table-cell>
          <table:table-cell office:value-type="float" office:value="1433.51" calcext:value-type="float">
            <text:p>1433,5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67.7" calcext:value-type="float">
            <text:p>1867,7</text:p>
          </table:table-cell>
          <table:table-cell office:value-type="float" office:value="459.919" calcext:value-type="float">
            <text:p>459,91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527.07" calcext:value-type="float">
            <text:p>527,07</text:p>
          </table:table-cell>
          <table:table-cell office:value-type="float" office:value="1629.75" calcext:value-type="float">
            <text:p>1629,7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544.714" calcext:value-type="float">
            <text:p>544,714</text:p>
          </table:table-cell>
          <table:table-cell office:value-type="float" office:value="1576.96" calcext:value-type="float">
            <text:p>1576,9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34.1" calcext:value-type="float">
            <text:p>534,1</text:p>
          </table:table-cell>
          <table:table-cell office:value-type="float" office:value="1608.3" calcext:value-type="float">
            <text:p>1608,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40.703" calcext:value-type="float">
            <text:p>540,703</text:p>
          </table:table-cell>
          <table:table-cell office:value-type="float" office:value="1588.66" calcext:value-type="float">
            <text:p>1588,66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92.216" calcext:value-type="float">
            <text:p>592,216</text:p>
          </table:table-cell>
          <table:table-cell office:value-type="float" office:value="1450.47" calcext:value-type="float">
            <text:p>1450,4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14.12" calcext:value-type="float">
            <text:p>7114,12</text:p>
          </table:table-cell>
          <table:table-cell office:value-type="float" office:value="482.979" calcext:value-type="float">
            <text:p>482,97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87.21" calcext:value-type="float">
            <text:p>2087,21</text:p>
          </table:table-cell>
          <table:table-cell office:value-type="float" office:value="1646.21" calcext:value-type="float">
            <text:p>1646,2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25.72" calcext:value-type="float">
            <text:p>1925,72</text:p>
          </table:table-cell>
          <table:table-cell office:value-type="float" office:value="1784.25" calcext:value-type="float">
            <text:p>1784,2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64.25" calcext:value-type="float">
            <text:p>1964,25</text:p>
          </table:table-cell>
          <table:table-cell office:value-type="float" office:value="1749.25" calcext:value-type="float">
            <text:p>1749,2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56.46" calcext:value-type="float">
            <text:p>1956,46</text:p>
          </table:table-cell>
          <table:table-cell office:value-type="float" office:value="1756.22" calcext:value-type="float">
            <text:p>1756,22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73.04" calcext:value-type="float">
            <text:p>1973,04</text:p>
          </table:table-cell>
          <table:table-cell office:value-type="float" office:value="1741.46" calcext:value-type="float">
            <text:p>1741,4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623.8" calcext:value-type="float">
            <text:p>27623,8</text:p>
          </table:table-cell>
          <table:table-cell office:value-type="float" office:value="497.538" calcext:value-type="float">
            <text:p>497,53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89.67" calcext:value-type="float">
            <text:p>7989,67</text:p>
          </table:table-cell>
          <table:table-cell office:value-type="float" office:value="1720.21" calcext:value-type="float">
            <text:p>1720,2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09.52" calcext:value-type="float">
            <text:p>7709,52</text:p>
          </table:table-cell>
          <table:table-cell office:value-type="float" office:value="1782.72" calcext:value-type="float">
            <text:p>1782,7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32.87" calcext:value-type="float">
            <text:p>7532,87</text:p>
          </table:table-cell>
          <table:table-cell office:value-type="float" office:value="1824.52" calcext:value-type="float">
            <text:p>1824,5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69.99" calcext:value-type="float">
            <text:p>7569,99</text:p>
          </table:table-cell>
          <table:table-cell office:value-type="float" office:value="1815.58" calcext:value-type="float">
            <text:p>1815,58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89.92" calcext:value-type="float">
            <text:p>7889,92</text:p>
          </table:table-cell>
          <table:table-cell office:value-type="float" office:value="1741.96" calcext:value-type="float">
            <text:p>1741,9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0314" calcext:value-type="float">
            <text:p>110314</text:p>
          </table:table-cell>
          <table:table-cell office:value-type="float" office:value="498.353" calcext:value-type="float">
            <text:p>498,35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458" calcext:value-type="float">
            <text:p>32458</text:p>
          </table:table-cell>
          <table:table-cell office:value-type="float" office:value="1693.75" calcext:value-type="float">
            <text:p>1693,7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273.6" calcext:value-type="float">
            <text:p>31273,6</text:p>
          </table:table-cell>
          <table:table-cell office:value-type="float" office:value="1757.89" calcext:value-type="float">
            <text:p>1757,89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580.3" calcext:value-type="float">
            <text:p>30580,3</text:p>
          </table:table-cell>
          <table:table-cell office:value-type="float" office:value="1797.75" calcext:value-type="float">
            <text:p>1797,7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197.5" calcext:value-type="float">
            <text:p>30197,5</text:p>
          </table:table-cell>
          <table:table-cell office:value-type="float" office:value="1820.53" calcext:value-type="float">
            <text:p>1820,5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193.4" calcext:value-type="float">
            <text:p>30193,4</text:p>
          </table:table-cell>
          <table:table-cell office:value-type="float" office:value="1820.78" calcext:value-type="float">
            <text:p>1820,78</text:p>
          </table:table-cell>
          <table:table-cell table:number-columns-repeated="2"/>
        </table:table-row>
      </table:table>
      <table:table table:name="3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.42429" calcext:value-type="float">
            <text:p>1,42429</text:p>
          </table:table-cell>
          <table:table-cell office:value-type="float" office:value="147.242" calcext:value-type="float">
            <text:p>147,242</text:p>
          </table:table-cell>
          <table:table-cell/>
          <table:table-cell office:value-type="string" calcext:value-type="string">
            <text:p>taurusi20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.21274" calcext:value-type="float">
            <text:p>1,21274</text:p>
          </table:table-cell>
          <table:table-cell office:value-type="float" office:value="172.927" calcext:value-type="float">
            <text:p>172,927</text:p>
          </table:table-cell>
          <table:table-cell/>
          <table:table-cell office:value-type="string" calcext:value-type="string">
            <text:p>Tesla K20x (GPU 0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3606" calcext:value-type="float">
            <text:p>1,13606</text:p>
          </table:table-cell>
          <table:table-cell office:value-type="float" office:value="184.598" calcext:value-type="float">
            <text:p>184,59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4512" calcext:value-type="float">
            <text:p>1,14512</text:p>
          </table:table-cell>
          <table:table-cell office:value-type="float" office:value="183.138" calcext:value-type="float">
            <text:p>183,138</text:p>
          </table:table-cell>
          <table:table-cell/>
          <table:table-cell office:value-type="string" calcext:value-type="string">
            <text:p>CUDA/9.2.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13869" calcext:value-type="float">
            <text:p>1,13869</text:p>
          </table:table-cell>
          <table:table-cell office:value-type="float" office:value="184.173" calcext:value-type="float">
            <text:p>184,173</text:p>
          </table:table-cell>
          <table:table-cell/>
          <table:table-cell office:value-type="string" calcext:value-type="string">
            <text:p>GCC/7.3.0-2.30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.69299" calcext:value-type="float">
            <text:p>1,69299</text:p>
          </table:table-cell>
          <table:table-cell office:value-type="float" office:value="123.873" calcext:value-type="float">
            <text:p>123,873</text:p>
          </table:table-cell>
          <table:table-cell/>
          <table:table-cell office:value-type="string" calcext:value-type="string">
            <text:p>nvcc -std=c++14 -O3 nbody.cu -o nbody –gpu-architecture=sm_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2.58646" calcext:value-type="float">
            <text:p>2,58646</text:p>
          </table:table-cell>
          <table:table-cell office:value-type="float" office:value="324.327" calcext:value-type="float">
            <text:p>324,327</text:p>
          </table:table-cell>
          <table:table-cell/>
          <table:table-cell office:value-type="string" calcext:value-type="string">
            <text:p>Start: 1: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35997" calcext:value-type="float">
            <text:p>2,35997</text:p>
          </table:table-cell>
          <table:table-cell office:value-type="float" office:value="355.454" calcext:value-type="float">
            <text:p>355,45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31066" calcext:value-type="float">
            <text:p>2,31066</text:p>
          </table:table-cell>
          <table:table-cell office:value-type="float" office:value="363.04" calcext:value-type="float">
            <text:p>363,0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21626" calcext:value-type="float">
            <text:p>2,21626</text:p>
          </table:table-cell>
          <table:table-cell office:value-type="float" office:value="378.504" calcext:value-type="float">
            <text:p>378,50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19702" calcext:value-type="float">
            <text:p>2,19702</text:p>
          </table:table-cell>
          <table:table-cell office:value-type="float" office:value="381.817" calcext:value-type="float">
            <text:p>381,81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30054" calcext:value-type="float">
            <text:p>3,30054</text:p>
          </table:table-cell>
          <table:table-cell office:value-type="float" office:value="254.158" calcext:value-type="float">
            <text:p>254,15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5.02064" calcext:value-type="float">
            <text:p>5,02064</text:p>
          </table:table-cell>
          <table:table-cell office:value-type="float" office:value="668.33" calcext:value-type="float">
            <text:p>668,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67277" calcext:value-type="float">
            <text:p>4,67277</text:p>
          </table:table-cell>
          <table:table-cell office:value-type="float" office:value="718.085" calcext:value-type="float">
            <text:p>718,08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64893" calcext:value-type="float">
            <text:p>4,64893</text:p>
          </table:table-cell>
          <table:table-cell office:value-type="float" office:value="721.767" calcext:value-type="float">
            <text:p>721,76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60042" calcext:value-type="float">
            <text:p>4,60042</text:p>
          </table:table-cell>
          <table:table-cell office:value-type="float" office:value="729.378" calcext:value-type="float">
            <text:p>729,37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.37274" calcext:value-type="float">
            <text:p>4,37274</text:p>
          </table:table-cell>
          <table:table-cell office:value-type="float" office:value="767.356" calcext:value-type="float">
            <text:p>767,356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52637" calcext:value-type="float">
            <text:p>6,52637</text:p>
          </table:table-cell>
          <table:table-cell office:value-type="float" office:value="514.136" calcext:value-type="float">
            <text:p>514,13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9.717" calcext:value-type="float">
            <text:p>19,717</text:p>
          </table:table-cell>
          <table:table-cell office:value-type="float" office:value="680.72" calcext:value-type="float">
            <text:p>680,7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0.0595" calcext:value-type="float">
            <text:p>10,0595</text:p>
          </table:table-cell>
          <table:table-cell office:value-type="float" office:value="1334.24" calcext:value-type="float">
            <text:p>1334,2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9.96858" calcext:value-type="float">
            <text:p>9,96858</text:p>
          </table:table-cell>
          <table:table-cell office:value-type="float" office:value="1346.41" calcext:value-type="float">
            <text:p>1346,4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1.0523" calcext:value-type="float">
            <text:p>11,0523</text:p>
          </table:table-cell>
          <table:table-cell office:value-type="float" office:value="1214.39" calcext:value-type="float">
            <text:p>1214,39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171" calcext:value-type="float">
            <text:p>13,171</text:p>
          </table:table-cell>
          <table:table-cell office:value-type="float" office:value="1019.04" calcext:value-type="float">
            <text:p>1019,04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2.9084" calcext:value-type="float">
            <text:p>12,9084</text:p>
          </table:table-cell>
          <table:table-cell office:value-type="float" office:value="1039.77" calcext:value-type="float">
            <text:p>1039,7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58.5014" calcext:value-type="float">
            <text:p>58,5014</text:p>
          </table:table-cell>
          <table:table-cell office:value-type="float" office:value="917.706" calcext:value-type="float">
            <text:p>917,70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44.7919" calcext:value-type="float">
            <text:p>44,7919</text:p>
          </table:table-cell>
          <table:table-cell office:value-type="float" office:value="1198.59" calcext:value-type="float">
            <text:p>1198,5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3.1789" calcext:value-type="float">
            <text:p>33,1789</text:p>
          </table:table-cell>
          <table:table-cell office:value-type="float" office:value="1618.11" calcext:value-type="float">
            <text:p>1618,1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3.0705" calcext:value-type="float">
            <text:p>33,0705</text:p>
          </table:table-cell>
          <table:table-cell office:value-type="float" office:value="1623.41" calcext:value-type="float">
            <text:p>1623,41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8.2173" calcext:value-type="float">
            <text:p>38,2173</text:p>
          </table:table-cell>
          <table:table-cell office:value-type="float" office:value="1404.78" calcext:value-type="float">
            <text:p>1404,78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50.0245" calcext:value-type="float">
            <text:p>50,0245</text:p>
          </table:table-cell>
          <table:table-cell office:value-type="float" office:value="1073.22" calcext:value-type="float">
            <text:p>1073,2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193.383" calcext:value-type="float">
            <text:p>193,383</text:p>
          </table:table-cell>
          <table:table-cell office:value-type="float" office:value="1110.48" calcext:value-type="float">
            <text:p>1110,4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44.086" calcext:value-type="float">
            <text:p>144,086</text:p>
          </table:table-cell>
          <table:table-cell office:value-type="float" office:value="1490.41" calcext:value-type="float">
            <text:p>1490,4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56.363" calcext:value-type="float">
            <text:p>156,363</text:p>
          </table:table-cell>
          <table:table-cell office:value-type="float" office:value="1373.4" calcext:value-type="float">
            <text:p>1373,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49.271" calcext:value-type="float">
            <text:p>149,271</text:p>
          </table:table-cell>
          <table:table-cell office:value-type="float" office:value="1438.65" calcext:value-type="float">
            <text:p>1438,6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54.793" calcext:value-type="float">
            <text:p>154,793</text:p>
          </table:table-cell>
          <table:table-cell office:value-type="float" office:value="1387.33" calcext:value-type="float">
            <text:p>1387,3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50.849" calcext:value-type="float">
            <text:p>150,849</text:p>
          </table:table-cell>
          <table:table-cell office:value-type="float" office:value="1423.6" calcext:value-type="float">
            <text:p>1423,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770.381" calcext:value-type="float">
            <text:p>770,381</text:p>
          </table:table-cell>
          <table:table-cell office:value-type="float" office:value="1115.02" calcext:value-type="float">
            <text:p>1115,0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527.654" calcext:value-type="float">
            <text:p>527,654</text:p>
          </table:table-cell>
          <table:table-cell office:value-type="float" office:value="1627.95" calcext:value-type="float">
            <text:p>1627,9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558.742" calcext:value-type="float">
            <text:p>558,742</text:p>
          </table:table-cell>
          <table:table-cell office:value-type="float" office:value="1537.37" calcext:value-type="float">
            <text:p>1537,3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50" calcext:value-type="float">
            <text:p>550</text:p>
          </table:table-cell>
          <table:table-cell office:value-type="float" office:value="1561.81" calcext:value-type="float">
            <text:p>1561,81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52.596" calcext:value-type="float">
            <text:p>552,596</text:p>
          </table:table-cell>
          <table:table-cell office:value-type="float" office:value="1554.47" calcext:value-type="float">
            <text:p>1554,4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96.732" calcext:value-type="float">
            <text:p>596,732</text:p>
          </table:table-cell>
          <table:table-cell office:value-type="float" office:value="1439.5" calcext:value-type="float">
            <text:p>1439,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24.75" calcext:value-type="float">
            <text:p>2924,75</text:p>
          </table:table-cell>
          <table:table-cell office:value-type="float" office:value="1174.79" calcext:value-type="float">
            <text:p>1174,7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5.89" calcext:value-type="float">
            <text:p>2045,89</text:p>
          </table:table-cell>
          <table:table-cell office:value-type="float" office:value="1679.45" calcext:value-type="float">
            <text:p>1679,4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53.57" calcext:value-type="float">
            <text:p>1953,57</text:p>
          </table:table-cell>
          <table:table-cell office:value-type="float" office:value="1758.82" calcext:value-type="float">
            <text:p>1758,8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57.32" calcext:value-type="float">
            <text:p>1957,32</text:p>
          </table:table-cell>
          <table:table-cell office:value-type="float" office:value="1755.45" calcext:value-type="float">
            <text:p>1755,4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98.11" calcext:value-type="float">
            <text:p>1998,11</text:p>
          </table:table-cell>
          <table:table-cell office:value-type="float" office:value="1719.61" calcext:value-type="float">
            <text:p>1719,61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90.9" calcext:value-type="float">
            <text:p>1990,9</text:p>
          </table:table-cell>
          <table:table-cell office:value-type="float" office:value="1725.84" calcext:value-type="float">
            <text:p>1725,8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376.7" calcext:value-type="float">
            <text:p>11376,7</text:p>
          </table:table-cell>
          <table:table-cell office:value-type="float" office:value="1208.07" calcext:value-type="float">
            <text:p>1208,0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33.88" calcext:value-type="float">
            <text:p>7933,88</text:p>
          </table:table-cell>
          <table:table-cell office:value-type="float" office:value="1732.3" calcext:value-type="float">
            <text:p>1732,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85.86" calcext:value-type="float">
            <text:p>7685,86</text:p>
          </table:table-cell>
          <table:table-cell office:value-type="float" office:value="1788.21" calcext:value-type="float">
            <text:p>1788,2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55.01" calcext:value-type="float">
            <text:p>7555,01</text:p>
          </table:table-cell>
          <table:table-cell office:value-type="float" office:value="1819.18" calcext:value-type="float">
            <text:p>1819,1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83.95" calcext:value-type="float">
            <text:p>7583,95</text:p>
          </table:table-cell>
          <table:table-cell office:value-type="float" office:value="1812.24" calcext:value-type="float">
            <text:p>1812,24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48.05" calcext:value-type="float">
            <text:p>7948,05</text:p>
          </table:table-cell>
          <table:table-cell office:value-type="float" office:value="1729.22" calcext:value-type="float">
            <text:p>1729,2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46107.4" calcext:value-type="float">
            <text:p>46107,4</text:p>
          </table:table-cell>
          <table:table-cell office:value-type="float" office:value="1192.34" calcext:value-type="float">
            <text:p>1192,3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484.2" calcext:value-type="float">
            <text:p>31484,2</text:p>
          </table:table-cell>
          <table:table-cell office:value-type="float" office:value="1746.13" calcext:value-type="float">
            <text:p>1746,1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07.3" calcext:value-type="float">
            <text:p>31507,3</text:p>
          </table:table-cell>
          <table:table-cell office:value-type="float" office:value="1744.85" calcext:value-type="float">
            <text:p>1744,8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742.7" calcext:value-type="float">
            <text:p>30742,7</text:p>
          </table:table-cell>
          <table:table-cell office:value-type="float" office:value="1788.25" calcext:value-type="float">
            <text:p>1788,2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215.1" calcext:value-type="float">
            <text:p>30215,1</text:p>
          </table:table-cell>
          <table:table-cell office:value-type="float" office:value="1819.47" calcext:value-type="float">
            <text:p>1819,4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203.9" calcext:value-type="float">
            <text:p>30203,9</text:p>
          </table:table-cell>
          <table:table-cell office:value-type="float" office:value="1820.15" calcext:value-type="float">
            <text:p>1820,15</text:p>
          </table:table-cell>
          <table:table-cell table:number-columns-repeated="2"/>
        </table:table-row>
      </table:table>
      <table:table table:name="16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.62493" calcext:value-type="float">
            <text:p>1,62493</text:p>
          </table:table-cell>
          <table:table-cell office:value-type="float" office:value="129.061" calcext:value-type="float">
            <text:p>129,061</text:p>
          </table:table-cell>
          <table:table-cell/>
          <table:table-cell office:value-type="string" calcext:value-type="string">
            <text:p>taurusi20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.45386" calcext:value-type="float">
            <text:p>1,45386</text:p>
          </table:table-cell>
          <table:table-cell office:value-type="float" office:value="144.248" calcext:value-type="float">
            <text:p>144,248</text:p>
          </table:table-cell>
          <table:table-cell/>
          <table:table-cell office:value-type="string" calcext:value-type="string">
            <text:p>Tesla K20x (GPU 0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38755" calcext:value-type="float">
            <text:p>1,38755</text:p>
          </table:table-cell>
          <table:table-cell office:value-type="float" office:value="151.14" calcext:value-type="float">
            <text:p>151,1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48218" calcext:value-type="float">
            <text:p>1,48218</text:p>
          </table:table-cell>
          <table:table-cell office:value-type="float" office:value="141.491" calcext:value-type="float">
            <text:p>141,491</text:p>
          </table:table-cell>
          <table:table-cell/>
          <table:table-cell office:value-type="string" calcext:value-type="string">
            <text:p>CUDA/9.2.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43792" calcext:value-type="float">
            <text:p>1,43792</text:p>
          </table:table-cell>
          <table:table-cell office:value-type="float" office:value="145.846" calcext:value-type="float">
            <text:p>145,846</text:p>
          </table:table-cell>
          <table:table-cell/>
          <table:table-cell office:value-type="string" calcext:value-type="string">
            <text:p>GCC/7.3.0-2.30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.76989" calcext:value-type="float">
            <text:p>1,76989</text:p>
          </table:table-cell>
          <table:table-cell office:value-type="float" office:value="118.491" calcext:value-type="float">
            <text:p>118,491</text:p>
          </table:table-cell>
          <table:table-cell/>
          <table:table-cell office:value-type="string" calcext:value-type="string">
            <text:p>nvcc -std=c++14 -O3 nbody.cu -o nbody –gpu-architecture=sm_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.16426" calcext:value-type="float">
            <text:p>3,16426</text:p>
          </table:table-cell>
          <table:table-cell office:value-type="float" office:value="265.105" calcext:value-type="float">
            <text:p>265,105</text:p>
          </table:table-cell>
          <table:table-cell/>
          <table:table-cell office:value-type="string" calcext:value-type="string">
            <text:p>Start: 1: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.00214" calcext:value-type="float">
            <text:p>3,00214</text:p>
          </table:table-cell>
          <table:table-cell office:value-type="float" office:value="279.421" calcext:value-type="float">
            <text:p>279,42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9615" calcext:value-type="float">
            <text:p>2,9615</text:p>
          </table:table-cell>
          <table:table-cell office:value-type="float" office:value="283.255" calcext:value-type="float">
            <text:p>283,25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88054" calcext:value-type="float">
            <text:p>2,88054</text:p>
          </table:table-cell>
          <table:table-cell office:value-type="float" office:value="291.216" calcext:value-type="float">
            <text:p>291,21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78752" calcext:value-type="float">
            <text:p>2,78752</text:p>
          </table:table-cell>
          <table:table-cell office:value-type="float" office:value="300.934" calcext:value-type="float">
            <text:p>300,934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4905" calcext:value-type="float">
            <text:p>3,4905</text:p>
          </table:table-cell>
          <table:table-cell office:value-type="float" office:value="240.327" calcext:value-type="float">
            <text:p>240,32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6.26874" calcext:value-type="float">
            <text:p>6,26874</text:p>
          </table:table-cell>
          <table:table-cell office:value-type="float" office:value="535.266" calcext:value-type="float">
            <text:p>535,26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5.96272" calcext:value-type="float">
            <text:p>5,96272</text:p>
          </table:table-cell>
          <table:table-cell office:value-type="float" office:value="562.737" calcext:value-type="float">
            <text:p>562,73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5.98717" calcext:value-type="float">
            <text:p>5,98717</text:p>
          </table:table-cell>
          <table:table-cell office:value-type="float" office:value="560.439" calcext:value-type="float">
            <text:p>560,439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5.7737" calcext:value-type="float">
            <text:p>5,7737</text:p>
          </table:table-cell>
          <table:table-cell office:value-type="float" office:value="581.16" calcext:value-type="float">
            <text:p>581,1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5145" calcext:value-type="float">
            <text:p>5,5145</text:p>
          </table:table-cell>
          <table:table-cell office:value-type="float" office:value="608.477" calcext:value-type="float">
            <text:p>608,47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83888" calcext:value-type="float">
            <text:p>6,83888</text:p>
          </table:table-cell>
          <table:table-cell office:value-type="float" office:value="490.642" calcext:value-type="float">
            <text:p>490,64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4.1114" calcext:value-type="float">
            <text:p>24,1114</text:p>
          </table:table-cell>
          <table:table-cell office:value-type="float" office:value="556.656" calcext:value-type="float">
            <text:p>556,65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1.9008" calcext:value-type="float">
            <text:p>11,9008</text:p>
          </table:table-cell>
          <table:table-cell office:value-type="float" office:value="1127.8" calcext:value-type="float">
            <text:p>1127,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1.7969" calcext:value-type="float">
            <text:p>11,7969</text:p>
          </table:table-cell>
          <table:table-cell office:value-type="float" office:value="1137.73" calcext:value-type="float">
            <text:p>1137,7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2.2641" calcext:value-type="float">
            <text:p>12,2641</text:p>
          </table:table-cell>
          <table:table-cell office:value-type="float" office:value="1094.39" calcext:value-type="float">
            <text:p>1094,39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7195" calcext:value-type="float">
            <text:p>13,7195</text:p>
          </table:table-cell>
          <table:table-cell office:value-type="float" office:value="978.302" calcext:value-type="float">
            <text:p>978,302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3.5557" calcext:value-type="float">
            <text:p>13,5557</text:p>
          </table:table-cell>
          <table:table-cell office:value-type="float" office:value="990.117" calcext:value-type="float">
            <text:p>990,11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72.6319" calcext:value-type="float">
            <text:p>72,6319</text:p>
          </table:table-cell>
          <table:table-cell office:value-type="float" office:value="739.166" calcext:value-type="float">
            <text:p>739,16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51.0306" calcext:value-type="float">
            <text:p>51,0306</text:p>
          </table:table-cell>
          <table:table-cell office:value-type="float" office:value="1052.06" calcext:value-type="float">
            <text:p>1052,0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3.5942" calcext:value-type="float">
            <text:p>33,5942</text:p>
          </table:table-cell>
          <table:table-cell office:value-type="float" office:value="1598.1" calcext:value-type="float">
            <text:p>1598,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3.6072" calcext:value-type="float">
            <text:p>33,6072</text:p>
          </table:table-cell>
          <table:table-cell office:value-type="float" office:value="1597.49" calcext:value-type="float">
            <text:p>1597,49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8.8192" calcext:value-type="float">
            <text:p>38,8192</text:p>
          </table:table-cell>
          <table:table-cell office:value-type="float" office:value="1383" calcext:value-type="float">
            <text:p>138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50.8859" calcext:value-type="float">
            <text:p>50,8859</text:p>
          </table:table-cell>
          <table:table-cell office:value-type="float" office:value="1055.05" calcext:value-type="float">
            <text:p>1055,0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41.01" calcext:value-type="float">
            <text:p>241,01</text:p>
          </table:table-cell>
          <table:table-cell office:value-type="float" office:value="891.035" calcext:value-type="float">
            <text:p>891,03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58.497" calcext:value-type="float">
            <text:p>158,497</text:p>
          </table:table-cell>
          <table:table-cell office:value-type="float" office:value="1354.91" calcext:value-type="float">
            <text:p>1354,9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53.071" calcext:value-type="float">
            <text:p>153,071</text:p>
          </table:table-cell>
          <table:table-cell office:value-type="float" office:value="1402.93" calcext:value-type="float">
            <text:p>1402,9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52.628" calcext:value-type="float">
            <text:p>152,628</text:p>
          </table:table-cell>
          <table:table-cell office:value-type="float" office:value="1407.01" calcext:value-type="float">
            <text:p>1407,01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53.714" calcext:value-type="float">
            <text:p>153,714</text:p>
          </table:table-cell>
          <table:table-cell office:value-type="float" office:value="1397.07" calcext:value-type="float">
            <text:p>1397,0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59.88" calcext:value-type="float">
            <text:p>159,88</text:p>
          </table:table-cell>
          <table:table-cell office:value-type="float" office:value="1343.18" calcext:value-type="float">
            <text:p>1343,1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960.918" calcext:value-type="float">
            <text:p>960,918</text:p>
          </table:table-cell>
          <table:table-cell office:value-type="float" office:value="893.93" calcext:value-type="float">
            <text:p>893,9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554.54" calcext:value-type="float">
            <text:p>554,54</text:p>
          </table:table-cell>
          <table:table-cell office:value-type="float" office:value="1549.02" calcext:value-type="float">
            <text:p>1549,0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584.749" calcext:value-type="float">
            <text:p>584,749</text:p>
          </table:table-cell>
          <table:table-cell office:value-type="float" office:value="1469" calcext:value-type="float">
            <text:p>1469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75.054" calcext:value-type="float">
            <text:p>575,054</text:p>
          </table:table-cell>
          <table:table-cell office:value-type="float" office:value="1493.76" calcext:value-type="float">
            <text:p>1493,7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75.832" calcext:value-type="float">
            <text:p>575,832</text:p>
          </table:table-cell>
          <table:table-cell office:value-type="float" office:value="1491.74" calcext:value-type="float">
            <text:p>1491,74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606.195" calcext:value-type="float">
            <text:p>606,195</text:p>
          </table:table-cell>
          <table:table-cell office:value-type="float" office:value="1417.02" calcext:value-type="float">
            <text:p>1417,0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3650.06" calcext:value-type="float">
            <text:p>3650,06</text:p>
          </table:table-cell>
          <table:table-cell office:value-type="float" office:value="941.346" calcext:value-type="float">
            <text:p>941,34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76.36" calcext:value-type="float">
            <text:p>2176,36</text:p>
          </table:table-cell>
          <table:table-cell office:value-type="float" office:value="1578.77" calcext:value-type="float">
            <text:p>1578,7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87.24" calcext:value-type="float">
            <text:p>1987,24</text:p>
          </table:table-cell>
          <table:table-cell office:value-type="float" office:value="1729.02" calcext:value-type="float">
            <text:p>1729,0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05.4" calcext:value-type="float">
            <text:p>2005,4</text:p>
          </table:table-cell>
          <table:table-cell office:value-type="float" office:value="1713.36" calcext:value-type="float">
            <text:p>1713,3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32.77" calcext:value-type="float">
            <text:p>2032,77</text:p>
          </table:table-cell>
          <table:table-cell office:value-type="float" office:value="1690.29" calcext:value-type="float">
            <text:p>1690,29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19.9" calcext:value-type="float">
            <text:p>2019,9</text:p>
          </table:table-cell>
          <table:table-cell office:value-type="float" office:value="1701.06" calcext:value-type="float">
            <text:p>1701,0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259" calcext:value-type="float">
            <text:p>14259</text:p>
          </table:table-cell>
          <table:table-cell office:value-type="float" office:value="963.876" calcext:value-type="float">
            <text:p>963,87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402.71" calcext:value-type="float">
            <text:p>8402,71</text:p>
          </table:table-cell>
          <table:table-cell office:value-type="float" office:value="1635.65" calcext:value-type="float">
            <text:p>1635,6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32.63" calcext:value-type="float">
            <text:p>7832,63</text:p>
          </table:table-cell>
          <table:table-cell office:value-type="float" office:value="1754.7" calcext:value-type="float">
            <text:p>1754,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24.38" calcext:value-type="float">
            <text:p>7724,38</text:p>
          </table:table-cell>
          <table:table-cell office:value-type="float" office:value="1779.29" calcext:value-type="float">
            <text:p>1779,29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39.15" calcext:value-type="float">
            <text:p>7839,15</text:p>
          </table:table-cell>
          <table:table-cell office:value-type="float" office:value="1753.24" calcext:value-type="float">
            <text:p>1753,24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001.92" calcext:value-type="float">
            <text:p>8001,92</text:p>
          </table:table-cell>
          <table:table-cell office:value-type="float" office:value="1717.57" calcext:value-type="float">
            <text:p>1717,5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57817.1" calcext:value-type="float">
            <text:p>57817,1</text:p>
          </table:table-cell>
          <table:table-cell office:value-type="float" office:value="950.853" calcext:value-type="float">
            <text:p>950,85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789.5" calcext:value-type="float">
            <text:p>32789,5</text:p>
          </table:table-cell>
          <table:table-cell office:value-type="float" office:value="1676.62" calcext:value-type="float">
            <text:p>1676,6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089.1" calcext:value-type="float">
            <text:p>32089,1</text:p>
          </table:table-cell>
          <table:table-cell office:value-type="float" office:value="1713.22" calcext:value-type="float">
            <text:p>1713,2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348.7" calcext:value-type="float">
            <text:p>31348,7</text:p>
          </table:table-cell>
          <table:table-cell office:value-type="float" office:value="1753.68" calcext:value-type="float">
            <text:p>1753,6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968.3" calcext:value-type="float">
            <text:p>30968,3</text:p>
          </table:table-cell>
          <table:table-cell office:value-type="float" office:value="1775.22" calcext:value-type="float">
            <text:p>1775,22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726.8" calcext:value-type="float">
            <text:p>30726,8</text:p>
          </table:table-cell>
          <table:table-cell office:value-type="float" office:value="1789.17" calcext:value-type="float">
            <text:p>1789,17</text:p>
          </table:table-cell>
          <table:table-cell table:number-columns-repeated="2"/>
        </table:table-row>
      </table:table>
      <table:table table:name="8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.70474" calcext:value-type="float">
            <text:p>1,70474</text:p>
          </table:table-cell>
          <table:table-cell office:value-type="float" office:value="123.019" calcext:value-type="float">
            <text:p>123,019</text:p>
          </table:table-cell>
          <table:table-cell/>
          <table:table-cell office:value-type="string" calcext:value-type="string">
            <text:p>taurusi20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.56195" calcext:value-type="float">
            <text:p>1,56195</text:p>
          </table:table-cell>
          <table:table-cell office:value-type="float" office:value="134.265" calcext:value-type="float">
            <text:p>134,265</text:p>
          </table:table-cell>
          <table:table-cell/>
          <table:table-cell office:value-type="string" calcext:value-type="string">
            <text:p>Tesla K20x (GPU 0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50275" calcext:value-type="float">
            <text:p>1,50275</text:p>
          </table:table-cell>
          <table:table-cell office:value-type="float" office:value="139.554" calcext:value-type="float">
            <text:p>139,55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50838" calcext:value-type="float">
            <text:p>1,50838</text:p>
          </table:table-cell>
          <table:table-cell office:value-type="float" office:value="139.033" calcext:value-type="float">
            <text:p>139,033</text:p>
          </table:table-cell>
          <table:table-cell/>
          <table:table-cell office:value-type="string" calcext:value-type="string">
            <text:p>CUDA/9.2.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46893" calcext:value-type="float">
            <text:p>1,46893</text:p>
          </table:table-cell>
          <table:table-cell office:value-type="float" office:value="142.768" calcext:value-type="float">
            <text:p>142,768</text:p>
          </table:table-cell>
          <table:table-cell/>
          <table:table-cell office:value-type="string" calcext:value-type="string">
            <text:p>GCC/7.3.0-2.30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.80086" calcext:value-type="float">
            <text:p>1,80086</text:p>
          </table:table-cell>
          <table:table-cell office:value-type="float" office:value="116.453" calcext:value-type="float">
            <text:p>116,453</text:p>
          </table:table-cell>
          <table:table-cell/>
          <table:table-cell office:value-type="string" calcext:value-type="string">
            <text:p>nvcc -std=c++14 -O3 nbody.cu -o nbody –gpu-architecture=sm_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.26659" calcext:value-type="float">
            <text:p>3,26659</text:p>
          </table:table-cell>
          <table:table-cell office:value-type="float" office:value="256.8" calcext:value-type="float">
            <text:p>256,8</text:p>
          </table:table-cell>
          <table:table-cell/>
          <table:table-cell office:value-type="string" calcext:value-type="string">
            <text:p>Start: 2: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.06506" calcext:value-type="float">
            <text:p>3,06506</text:p>
          </table:table-cell>
          <table:table-cell office:value-type="float" office:value="273.685" calcext:value-type="float">
            <text:p>273,68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.01254" calcext:value-type="float">
            <text:p>3,01254</text:p>
          </table:table-cell>
          <table:table-cell office:value-type="float" office:value="278.456" calcext:value-type="float">
            <text:p>278,45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93933" calcext:value-type="float">
            <text:p>2,93933</text:p>
          </table:table-cell>
          <table:table-cell office:value-type="float" office:value="285.392" calcext:value-type="float">
            <text:p>285,39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85587" calcext:value-type="float">
            <text:p>2,85587</text:p>
          </table:table-cell>
          <table:table-cell office:value-type="float" office:value="293.732" calcext:value-type="float">
            <text:p>293,732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54762" calcext:value-type="float">
            <text:p>3,54762</text:p>
          </table:table-cell>
          <table:table-cell office:value-type="float" office:value="236.458" calcext:value-type="float">
            <text:p>236,45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6.39261" calcext:value-type="float">
            <text:p>6,39261</text:p>
          </table:table-cell>
          <table:table-cell office:value-type="float" office:value="524.894" calcext:value-type="float">
            <text:p>524,89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.08464" calcext:value-type="float">
            <text:p>6,08464</text:p>
          </table:table-cell>
          <table:table-cell office:value-type="float" office:value="551.461" calcext:value-type="float">
            <text:p>551,46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6.03475" calcext:value-type="float">
            <text:p>6,03475</text:p>
          </table:table-cell>
          <table:table-cell office:value-type="float" office:value="556.02" calcext:value-type="float">
            <text:p>556,0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5.86192" calcext:value-type="float">
            <text:p>5,86192</text:p>
          </table:table-cell>
          <table:table-cell office:value-type="float" office:value="572.414" calcext:value-type="float">
            <text:p>572,41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65226" calcext:value-type="float">
            <text:p>5,65226</text:p>
          </table:table-cell>
          <table:table-cell office:value-type="float" office:value="593.647" calcext:value-type="float">
            <text:p>593,64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96707" calcext:value-type="float">
            <text:p>6,96707</text:p>
          </table:table-cell>
          <table:table-cell office:value-type="float" office:value="481.615" calcext:value-type="float">
            <text:p>481,61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4.8797" calcext:value-type="float">
            <text:p>24,8797</text:p>
          </table:table-cell>
          <table:table-cell office:value-type="float" office:value="539.466" calcext:value-type="float">
            <text:p>539,46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.2129" calcext:value-type="float">
            <text:p>12,2129</text:p>
          </table:table-cell>
          <table:table-cell office:value-type="float" office:value="1098.99" calcext:value-type="float">
            <text:p>1098,9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1.9115" calcext:value-type="float">
            <text:p>11,9115</text:p>
          </table:table-cell>
          <table:table-cell office:value-type="float" office:value="1126.79" calcext:value-type="float">
            <text:p>1126,79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2.4975" calcext:value-type="float">
            <text:p>12,4975</text:p>
          </table:table-cell>
          <table:table-cell office:value-type="float" office:value="1073.95" calcext:value-type="float">
            <text:p>1073,9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9044" calcext:value-type="float">
            <text:p>13,9044</text:p>
          </table:table-cell>
          <table:table-cell office:value-type="float" office:value="965.291" calcext:value-type="float">
            <text:p>965,291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3.7955" calcext:value-type="float">
            <text:p>13,7955</text:p>
          </table:table-cell>
          <table:table-cell office:value-type="float" office:value="972.91" calcext:value-type="float">
            <text:p>972,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74.0505" calcext:value-type="float">
            <text:p>74,0505</text:p>
          </table:table-cell>
          <table:table-cell office:value-type="float" office:value="725.006" calcext:value-type="float">
            <text:p>725,00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51.9602" calcext:value-type="float">
            <text:p>51,9602</text:p>
          </table:table-cell>
          <table:table-cell office:value-type="float" office:value="1033.24" calcext:value-type="float">
            <text:p>1033,2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3.9592" calcext:value-type="float">
            <text:p>33,9592</text:p>
          </table:table-cell>
          <table:table-cell office:value-type="float" office:value="1580.93" calcext:value-type="float">
            <text:p>1580,9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4.2977" calcext:value-type="float">
            <text:p>34,2977</text:p>
          </table:table-cell>
          <table:table-cell office:value-type="float" office:value="1565.33" calcext:value-type="float">
            <text:p>1565,3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9.2613" calcext:value-type="float">
            <text:p>39,2613</text:p>
          </table:table-cell>
          <table:table-cell office:value-type="float" office:value="1367.43" calcext:value-type="float">
            <text:p>1367,4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51.1892" calcext:value-type="float">
            <text:p>51,1892</text:p>
          </table:table-cell>
          <table:table-cell office:value-type="float" office:value="1048.8" calcext:value-type="float">
            <text:p>1048,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45.229" calcext:value-type="float">
            <text:p>245,229</text:p>
          </table:table-cell>
          <table:table-cell office:value-type="float" office:value="875.707" calcext:value-type="float">
            <text:p>875,70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59.655" calcext:value-type="float">
            <text:p>159,655</text:p>
          </table:table-cell>
          <table:table-cell office:value-type="float" office:value="1345.08" calcext:value-type="float">
            <text:p>1345,0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64.101" calcext:value-type="float">
            <text:p>164,101</text:p>
          </table:table-cell>
          <table:table-cell office:value-type="float" office:value="1308.64" calcext:value-type="float">
            <text:p>1308,6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53.118" calcext:value-type="float">
            <text:p>153,118</text:p>
          </table:table-cell>
          <table:table-cell office:value-type="float" office:value="1402.5" calcext:value-type="float">
            <text:p>1402,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55.117" calcext:value-type="float">
            <text:p>155,117</text:p>
          </table:table-cell>
          <table:table-cell office:value-type="float" office:value="1384.43" calcext:value-type="float">
            <text:p>1384,4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75.841" calcext:value-type="float">
            <text:p>175,841</text:p>
          </table:table-cell>
          <table:table-cell office:value-type="float" office:value="1221.26" calcext:value-type="float">
            <text:p>1221,2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977.03" calcext:value-type="float">
            <text:p>977,03</text:p>
          </table:table-cell>
          <table:table-cell office:value-type="float" office:value="879.188" calcext:value-type="float">
            <text:p>879,18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562.824" calcext:value-type="float">
            <text:p>562,824</text:p>
          </table:table-cell>
          <table:table-cell office:value-type="float" office:value="1526.22" calcext:value-type="float">
            <text:p>1526,2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576.375" calcext:value-type="float">
            <text:p>576,375</text:p>
          </table:table-cell>
          <table:table-cell office:value-type="float" office:value="1490.34" calcext:value-type="float">
            <text:p>1490,3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82.251" calcext:value-type="float">
            <text:p>582,251</text:p>
          </table:table-cell>
          <table:table-cell office:value-type="float" office:value="1475.3" calcext:value-type="float">
            <text:p>1475,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608.641" calcext:value-type="float">
            <text:p>608,641</text:p>
          </table:table-cell>
          <table:table-cell office:value-type="float" office:value="1411.33" calcext:value-type="float">
            <text:p>1411,3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613.041" calcext:value-type="float">
            <text:p>613,041</text:p>
          </table:table-cell>
          <table:table-cell office:value-type="float" office:value="1401.2" calcext:value-type="float">
            <text:p>1401,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3709.24" calcext:value-type="float">
            <text:p>3709,24</text:p>
          </table:table-cell>
          <table:table-cell office:value-type="float" office:value="926.328" calcext:value-type="float">
            <text:p>926,32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06.84" calcext:value-type="float">
            <text:p>2206,84</text:p>
          </table:table-cell>
          <table:table-cell office:value-type="float" office:value="1556.97" calcext:value-type="float">
            <text:p>1556,9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00.44" calcext:value-type="float">
            <text:p>2000,44</text:p>
          </table:table-cell>
          <table:table-cell office:value-type="float" office:value="1717.61" calcext:value-type="float">
            <text:p>1717,6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12" calcext:value-type="float">
            <text:p>2012</text:p>
          </table:table-cell>
          <table:table-cell office:value-type="float" office:value="1707.74" calcext:value-type="float">
            <text:p>1707,7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5.91" calcext:value-type="float">
            <text:p>2045,91</text:p>
          </table:table-cell>
          <table:table-cell office:value-type="float" office:value="1679.44" calcext:value-type="float">
            <text:p>1679,44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3.92" calcext:value-type="float">
            <text:p>2043,92</text:p>
          </table:table-cell>
          <table:table-cell office:value-type="float" office:value="1681.07" calcext:value-type="float">
            <text:p>1681,0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481.3" calcext:value-type="float">
            <text:p>14481,3</text:p>
          </table:table-cell>
          <table:table-cell office:value-type="float" office:value="949.08" calcext:value-type="float">
            <text:p>949,0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449.16" calcext:value-type="float">
            <text:p>8449,16</text:p>
          </table:table-cell>
          <table:table-cell office:value-type="float" office:value="1626.66" calcext:value-type="float">
            <text:p>1626,6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14" calcext:value-type="float">
            <text:p>7814</text:p>
          </table:table-cell>
          <table:table-cell office:value-type="float" office:value="1758.88" calcext:value-type="float">
            <text:p>1758,8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95.99" calcext:value-type="float">
            <text:p>7795,99</text:p>
          </table:table-cell>
          <table:table-cell office:value-type="float" office:value="1762.94" calcext:value-type="float">
            <text:p>1762,9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26.45" calcext:value-type="float">
            <text:p>7826,45</text:p>
          </table:table-cell>
          <table:table-cell office:value-type="float" office:value="1756.08" calcext:value-type="float">
            <text:p>1756,08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160.29" calcext:value-type="float">
            <text:p>8160,29</text:p>
          </table:table-cell>
          <table:table-cell office:value-type="float" office:value="1684.24" calcext:value-type="float">
            <text:p>1684,2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58724.3" calcext:value-type="float">
            <text:p>58724,3</text:p>
          </table:table-cell>
          <table:table-cell office:value-type="float" office:value="936.165" calcext:value-type="float">
            <text:p>936,16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329.2" calcext:value-type="float">
            <text:p>33329,2</text:p>
          </table:table-cell>
          <table:table-cell office:value-type="float" office:value="1649.47" calcext:value-type="float">
            <text:p>1649,4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60.8" calcext:value-type="float">
            <text:p>31560,8</text:p>
          </table:table-cell>
          <table:table-cell office:value-type="float" office:value="1741.9" calcext:value-type="float">
            <text:p>1741,9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884.8" calcext:value-type="float">
            <text:p>30884,8</text:p>
          </table:table-cell>
          <table:table-cell office:value-type="float" office:value="1780.02" calcext:value-type="float">
            <text:p>1780,0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043.2" calcext:value-type="float">
            <text:p>31043,2</text:p>
          </table:table-cell>
          <table:table-cell office:value-type="float" office:value="1770.94" calcext:value-type="float">
            <text:p>1770,94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002.8" calcext:value-type="float">
            <text:p>31002,8</text:p>
          </table:table-cell>
          <table:table-cell office:value-type="float" office:value="1773.25" calcext:value-type="float">
            <text:p>1773,25</text:p>
          </table:table-cell>
          <table:table-cell table:number-columns-repeated="2"/>
        </table:table-row>
      </table:table>
      <table:table table:name="4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.90387" calcext:value-type="float">
            <text:p>1,90387</text:p>
          </table:table-cell>
          <table:table-cell office:value-type="float" office:value="110.152" calcext:value-type="float">
            <text:p>110,152</text:p>
          </table:table-cell>
          <table:table-cell/>
          <table:table-cell office:value-type="string" calcext:value-type="string">
            <text:p>taurusi20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.7495" calcext:value-type="float">
            <text:p>1,7495</text:p>
          </table:table-cell>
          <table:table-cell office:value-type="float" office:value="119.871" calcext:value-type="float">
            <text:p>119,871</text:p>
          </table:table-cell>
          <table:table-cell/>
          <table:table-cell office:value-type="string" calcext:value-type="string">
            <text:p>Tesla K20x (GPU 0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77971" calcext:value-type="float">
            <text:p>1,77971</text:p>
          </table:table-cell>
          <table:table-cell office:value-type="float" office:value="117.837" calcext:value-type="float">
            <text:p>117,83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54854" calcext:value-type="float">
            <text:p>1,54854</text:p>
          </table:table-cell>
          <table:table-cell office:value-type="float" office:value="135.427" calcext:value-type="float">
            <text:p>135,427</text:p>
          </table:table-cell>
          <table:table-cell/>
          <table:table-cell office:value-type="string" calcext:value-type="string">
            <text:p>CUDA/9.2.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48643" calcext:value-type="float">
            <text:p>1,48643</text:p>
          </table:table-cell>
          <table:table-cell office:value-type="float" office:value="141.086" calcext:value-type="float">
            <text:p>141,086</text:p>
          </table:table-cell>
          <table:table-cell/>
          <table:table-cell office:value-type="string" calcext:value-type="string">
            <text:p>GCC/7.3.0-2.30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.89315" calcext:value-type="float">
            <text:p>1,89315</text:p>
          </table:table-cell>
          <table:table-cell office:value-type="float" office:value="110.776" calcext:value-type="float">
            <text:p>110,776</text:p>
          </table:table-cell>
          <table:table-cell/>
          <table:table-cell office:value-type="string" calcext:value-type="string">
            <text:p>nvcc -std=c++14 -O3 nbody.cu -o nbody –gpu-architecture=sm_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.57936" calcext:value-type="float">
            <text:p>3,57936</text:p>
          </table:table-cell>
          <table:table-cell office:value-type="float" office:value="234.361" calcext:value-type="float">
            <text:p>234,361</text:p>
          </table:table-cell>
          <table:table-cell/>
          <table:table-cell office:value-type="string" calcext:value-type="string">
            <text:p>Start: 2: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.44576" calcext:value-type="float">
            <text:p>3,44576</text:p>
          </table:table-cell>
          <table:table-cell office:value-type="float" office:value="243.447" calcext:value-type="float">
            <text:p>243,44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.52947" calcext:value-type="float">
            <text:p>3,52947</text:p>
          </table:table-cell>
          <table:table-cell office:value-type="float" office:value="237.673" calcext:value-type="float">
            <text:p>237,67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3.02413" calcext:value-type="float">
            <text:p>3,02413</text:p>
          </table:table-cell>
          <table:table-cell office:value-type="float" office:value="277.389" calcext:value-type="float">
            <text:p>277,389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91597" calcext:value-type="float">
            <text:p>2,91597</text:p>
          </table:table-cell>
          <table:table-cell office:value-type="float" office:value="287.678" calcext:value-type="float">
            <text:p>287,678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73587" calcext:value-type="float">
            <text:p>3,73587</text:p>
          </table:table-cell>
          <table:table-cell office:value-type="float" office:value="224.542" calcext:value-type="float">
            <text:p>224,54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6.59238" calcext:value-type="float">
            <text:p>6,59238</text:p>
          </table:table-cell>
          <table:table-cell office:value-type="float" office:value="508.988" calcext:value-type="float">
            <text:p>508,98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.25834" calcext:value-type="float">
            <text:p>6,25834</text:p>
          </table:table-cell>
          <table:table-cell office:value-type="float" office:value="536.156" calcext:value-type="float">
            <text:p>536,15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6.18048" calcext:value-type="float">
            <text:p>6,18048</text:p>
          </table:table-cell>
          <table:table-cell office:value-type="float" office:value="542.91" calcext:value-type="float">
            <text:p>542,9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6.00538" calcext:value-type="float">
            <text:p>6,00538</text:p>
          </table:table-cell>
          <table:table-cell office:value-type="float" office:value="558.74" calcext:value-type="float">
            <text:p>558,7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71171" calcext:value-type="float">
            <text:p>5,71171</text:p>
          </table:table-cell>
          <table:table-cell office:value-type="float" office:value="587.467" calcext:value-type="float">
            <text:p>587,46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7.33056" calcext:value-type="float">
            <text:p>7,33056</text:p>
          </table:table-cell>
          <table:table-cell office:value-type="float" office:value="457.734" calcext:value-type="float">
            <text:p>457,73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6.1383" calcext:value-type="float">
            <text:p>26,1383</text:p>
          </table:table-cell>
          <table:table-cell office:value-type="float" office:value="513.491" calcext:value-type="float">
            <text:p>513,49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.337" calcext:value-type="float">
            <text:p>12,337</text:p>
          </table:table-cell>
          <table:table-cell office:value-type="float" office:value="1087.93" calcext:value-type="float">
            <text:p>1087,9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2.136" calcext:value-type="float">
            <text:p>12,136</text:p>
          </table:table-cell>
          <table:table-cell office:value-type="float" office:value="1105.95" calcext:value-type="float">
            <text:p>1105,9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2.9833" calcext:value-type="float">
            <text:p>12,9833</text:p>
          </table:table-cell>
          <table:table-cell office:value-type="float" office:value="1033.77" calcext:value-type="float">
            <text:p>1033,7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4.4752" calcext:value-type="float">
            <text:p>14,4752</text:p>
          </table:table-cell>
          <table:table-cell office:value-type="float" office:value="927.227" calcext:value-type="float">
            <text:p>927,22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4.558" calcext:value-type="float">
            <text:p>14,558</text:p>
          </table:table-cell>
          <table:table-cell office:value-type="float" office:value="921.953" calcext:value-type="float">
            <text:p>921,95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76.5516" calcext:value-type="float">
            <text:p>76,5516</text:p>
          </table:table-cell>
          <table:table-cell office:value-type="float" office:value="701.319" calcext:value-type="float">
            <text:p>701,31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55.007" calcext:value-type="float">
            <text:p>55,007</text:p>
          </table:table-cell>
          <table:table-cell office:value-type="float" office:value="976.005" calcext:value-type="float">
            <text:p>976,00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5.6363" calcext:value-type="float">
            <text:p>35,6363</text:p>
          </table:table-cell>
          <table:table-cell office:value-type="float" office:value="1506.53" calcext:value-type="float">
            <text:p>1506,5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6.6356" calcext:value-type="float">
            <text:p>36,6356</text:p>
          </table:table-cell>
          <table:table-cell office:value-type="float" office:value="1465.43" calcext:value-type="float">
            <text:p>1465,4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41.337" calcext:value-type="float">
            <text:p>41,337</text:p>
          </table:table-cell>
          <table:table-cell office:value-type="float" office:value="1298.77" calcext:value-type="float">
            <text:p>1298,7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54.3033" calcext:value-type="float">
            <text:p>54,3033</text:p>
          </table:table-cell>
          <table:table-cell office:value-type="float" office:value="988.652" calcext:value-type="float">
            <text:p>988,6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51.116" calcext:value-type="float">
            <text:p>251,116</text:p>
          </table:table-cell>
          <table:table-cell office:value-type="float" office:value="855.175" calcext:value-type="float">
            <text:p>855,17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66.141" calcext:value-type="float">
            <text:p>166,141</text:p>
          </table:table-cell>
          <table:table-cell office:value-type="float" office:value="1292.57" calcext:value-type="float">
            <text:p>1292,5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78.459" calcext:value-type="float">
            <text:p>178,459</text:p>
          </table:table-cell>
          <table:table-cell office:value-type="float" office:value="1203.35" calcext:value-type="float">
            <text:p>1203,3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63.108" calcext:value-type="float">
            <text:p>163,108</text:p>
          </table:table-cell>
          <table:table-cell office:value-type="float" office:value="1316.6" calcext:value-type="float">
            <text:p>1316,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68.268" calcext:value-type="float">
            <text:p>168,268</text:p>
          </table:table-cell>
          <table:table-cell office:value-type="float" office:value="1276.23" calcext:value-type="float">
            <text:p>1276,2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205.992" calcext:value-type="float">
            <text:p>205,992</text:p>
          </table:table-cell>
          <table:table-cell office:value-type="float" office:value="1042.51" calcext:value-type="float">
            <text:p>1042,5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991.259" calcext:value-type="float">
            <text:p>991,259</text:p>
          </table:table-cell>
          <table:table-cell office:value-type="float" office:value="866.568" calcext:value-type="float">
            <text:p>866,56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588.994" calcext:value-type="float">
            <text:p>588,994</text:p>
          </table:table-cell>
          <table:table-cell office:value-type="float" office:value="1458.41" calcext:value-type="float">
            <text:p>1458,4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25.085" calcext:value-type="float">
            <text:p>625,085</text:p>
          </table:table-cell>
          <table:table-cell office:value-type="float" office:value="1374.2" calcext:value-type="float">
            <text:p>1374,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610.476" calcext:value-type="float">
            <text:p>610,476</text:p>
          </table:table-cell>
          <table:table-cell office:value-type="float" office:value="1407.09" calcext:value-type="float">
            <text:p>1407,09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86.681" calcext:value-type="float">
            <text:p>586,681</text:p>
          </table:table-cell>
          <table:table-cell office:value-type="float" office:value="1464.16" calcext:value-type="float">
            <text:p>1464,16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647.344" calcext:value-type="float">
            <text:p>647,344</text:p>
          </table:table-cell>
          <table:table-cell office:value-type="float" office:value="1326.95" calcext:value-type="float">
            <text:p>1326,9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3754.82" calcext:value-type="float">
            <text:p>3754,82</text:p>
          </table:table-cell>
          <table:table-cell office:value-type="float" office:value="915.084" calcext:value-type="float">
            <text:p>915,08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11.83" calcext:value-type="float">
            <text:p>2311,83</text:p>
          </table:table-cell>
          <table:table-cell office:value-type="float" office:value="1486.26" calcext:value-type="float">
            <text:p>1486,2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18.5" calcext:value-type="float">
            <text:p>2118,5</text:p>
          </table:table-cell>
          <table:table-cell office:value-type="float" office:value="1621.89" calcext:value-type="float">
            <text:p>1621,89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54.27" calcext:value-type="float">
            <text:p>2154,27</text:p>
          </table:table-cell>
          <table:table-cell office:value-type="float" office:value="1594.96" calcext:value-type="float">
            <text:p>1594,9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0.71" calcext:value-type="float">
            <text:p>2160,71</text:p>
          </table:table-cell>
          <table:table-cell office:value-type="float" office:value="1590.21" calcext:value-type="float">
            <text:p>1590,21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59.56" calcext:value-type="float">
            <text:p>2159,56</text:p>
          </table:table-cell>
          <table:table-cell office:value-type="float" office:value="1591.05" calcext:value-type="float">
            <text:p>1591,0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622.9" calcext:value-type="float">
            <text:p>14622,9</text:p>
          </table:table-cell>
          <table:table-cell office:value-type="float" office:value="939.886" calcext:value-type="float">
            <text:p>939,88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97.95" calcext:value-type="float">
            <text:p>8797,95</text:p>
          </table:table-cell>
          <table:table-cell office:value-type="float" office:value="1562.17" calcext:value-type="float">
            <text:p>1562,1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8223.91" calcext:value-type="float">
            <text:p>8223,91</text:p>
          </table:table-cell>
          <table:table-cell office:value-type="float" office:value="1671.21" calcext:value-type="float">
            <text:p>1671,2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8232.38" calcext:value-type="float">
            <text:p>8232,38</text:p>
          </table:table-cell>
          <table:table-cell office:value-type="float" office:value="1669.49" calcext:value-type="float">
            <text:p>1669,49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355.99" calcext:value-type="float">
            <text:p>8355,99</text:p>
          </table:table-cell>
          <table:table-cell office:value-type="float" office:value="1644.79" calcext:value-type="float">
            <text:p>1644,79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495.81" calcext:value-type="float">
            <text:p>8495,81</text:p>
          </table:table-cell>
          <table:table-cell office:value-type="float" office:value="1617.73" calcext:value-type="float">
            <text:p>1617,7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59212.6" calcext:value-type="float">
            <text:p>59212,6</text:p>
          </table:table-cell>
          <table:table-cell office:value-type="float" office:value="928.444" calcext:value-type="float">
            <text:p>928,44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4857" calcext:value-type="float">
            <text:p>34857</text:p>
          </table:table-cell>
          <table:table-cell office:value-type="float" office:value="1577.18" calcext:value-type="float">
            <text:p>1577,1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839.9" calcext:value-type="float">
            <text:p>32839,9</text:p>
          </table:table-cell>
          <table:table-cell office:value-type="float" office:value="1674.05" calcext:value-type="float">
            <text:p>1674,0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228.1" calcext:value-type="float">
            <text:p>32228,1</text:p>
          </table:table-cell>
          <table:table-cell office:value-type="float" office:value="1705.83" calcext:value-type="float">
            <text:p>1705,8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824.4" calcext:value-type="float">
            <text:p>32824,4</text:p>
          </table:table-cell>
          <table:table-cell office:value-type="float" office:value="1674.84" calcext:value-type="float">
            <text:p>1674,84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737.7" calcext:value-type="float">
            <text:p>32737,7</text:p>
          </table:table-cell>
          <table:table-cell office:value-type="float" office:value="1679.27" calcext:value-type="float">
            <text:p>1679,27</text:p>
          </table:table-cell>
          <table:table-cell table:number-columns-repeated="2"/>
        </table:table-row>
      </table:table>
      <table:table table:name="2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2.03165" calcext:value-type="float">
            <text:p>2,03165</text:p>
          </table:table-cell>
          <table:table-cell office:value-type="float" office:value="103.224" calcext:value-type="float">
            <text:p>103,224</text:p>
          </table:table-cell>
          <table:table-cell/>
          <table:table-cell office:value-type="string" calcext:value-type="string">
            <text:p>taurusi20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.90458" calcext:value-type="float">
            <text:p>1,90458</text:p>
          </table:table-cell>
          <table:table-cell office:value-type="float" office:value="110.111" calcext:value-type="float">
            <text:p>110,111</text:p>
          </table:table-cell>
          <table:table-cell/>
          <table:table-cell office:value-type="string" calcext:value-type="string">
            <text:p>Tesla K20x (GPU 0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84077" calcext:value-type="float">
            <text:p>1,84077</text:p>
          </table:table-cell>
          <table:table-cell office:value-type="float" office:value="113.928" calcext:value-type="float">
            <text:p>113,92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92371" calcext:value-type="float">
            <text:p>1,92371</text:p>
          </table:table-cell>
          <table:table-cell office:value-type="float" office:value="109.016" calcext:value-type="float">
            <text:p>109,016</text:p>
          </table:table-cell>
          <table:table-cell/>
          <table:table-cell office:value-type="string" calcext:value-type="string">
            <text:p>CUDA/9.2.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77674" calcext:value-type="float">
            <text:p>1,77674</text:p>
          </table:table-cell>
          <table:table-cell office:value-type="float" office:value="118.034" calcext:value-type="float">
            <text:p>118,034</text:p>
          </table:table-cell>
          <table:table-cell/>
          <table:table-cell office:value-type="string" calcext:value-type="string">
            <text:p>GCC/7.3.0-2.30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08806" calcext:value-type="float">
            <text:p>2,08806</text:p>
          </table:table-cell>
          <table:table-cell office:value-type="float" office:value="100.435" calcext:value-type="float">
            <text:p>100,435</text:p>
          </table:table-cell>
          <table:table-cell/>
          <table:table-cell office:value-type="string" calcext:value-type="string">
            <text:p>nvcc -std=c++14 -O3 nbody.cu -o nbody –gpu-architecture=sm_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.98822" calcext:value-type="float">
            <text:p>3,98822</text:p>
          </table:table-cell>
          <table:table-cell office:value-type="float" office:value="210.334" calcext:value-type="float">
            <text:p>210,334</text:p>
          </table:table-cell>
          <table:table-cell/>
          <table:table-cell office:value-type="string" calcext:value-type="string">
            <text:p>Start: 2: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.80387" calcext:value-type="float">
            <text:p>3,80387</text:p>
          </table:table-cell>
          <table:table-cell office:value-type="float" office:value="220.528" calcext:value-type="float">
            <text:p>220,52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.73277" calcext:value-type="float">
            <text:p>3,73277</text:p>
          </table:table-cell>
          <table:table-cell office:value-type="float" office:value="224.729" calcext:value-type="float">
            <text:p>224,729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3.78896" calcext:value-type="float">
            <text:p>3,78896</text:p>
          </table:table-cell>
          <table:table-cell office:value-type="float" office:value="221.396" calcext:value-type="float">
            <text:p>221,39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54397" calcext:value-type="float">
            <text:p>3,54397</text:p>
          </table:table-cell>
          <table:table-cell office:value-type="float" office:value="236.701" calcext:value-type="float">
            <text:p>236,701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.11744" calcext:value-type="float">
            <text:p>4,11744</text:p>
          </table:table-cell>
          <table:table-cell office:value-type="float" office:value="203.734" calcext:value-type="float">
            <text:p>203,73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7.84509" calcext:value-type="float">
            <text:p>7,84509</text:p>
          </table:table-cell>
          <table:table-cell office:value-type="float" office:value="427.713" calcext:value-type="float">
            <text:p>427,71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7.51542" calcext:value-type="float">
            <text:p>7,51542</text:p>
          </table:table-cell>
          <table:table-cell office:value-type="float" office:value="446.474" calcext:value-type="float">
            <text:p>446,47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7.39133" calcext:value-type="float">
            <text:p>7,39133</text:p>
          </table:table-cell>
          <table:table-cell office:value-type="float" office:value="453.97" calcext:value-type="float">
            <text:p>453,9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7.46982" calcext:value-type="float">
            <text:p>7,46982</text:p>
          </table:table-cell>
          <table:table-cell office:value-type="float" office:value="449.2" calcext:value-type="float">
            <text:p>449,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91869" calcext:value-type="float">
            <text:p>6,91869</text:p>
          </table:table-cell>
          <table:table-cell office:value-type="float" office:value="484.983" calcext:value-type="float">
            <text:p>484,98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.13837" calcext:value-type="float">
            <text:p>8,13837</text:p>
          </table:table-cell>
          <table:table-cell office:value-type="float" office:value="412.299" calcext:value-type="float">
            <text:p>412,29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0.0581" calcext:value-type="float">
            <text:p>30,0581</text:p>
          </table:table-cell>
          <table:table-cell office:value-type="float" office:value="446.528" calcext:value-type="float">
            <text:p>446,52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4.5802" calcext:value-type="float">
            <text:p>14,5802</text:p>
          </table:table-cell>
          <table:table-cell office:value-type="float" office:value="920.55" calcext:value-type="float">
            <text:p>920,5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4.4799" calcext:value-type="float">
            <text:p>14,4799</text:p>
          </table:table-cell>
          <table:table-cell office:value-type="float" office:value="926.926" calcext:value-type="float">
            <text:p>926,92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4.6604" calcext:value-type="float">
            <text:p>14,6604</text:p>
          </table:table-cell>
          <table:table-cell office:value-type="float" office:value="915.509" calcext:value-type="float">
            <text:p>915,509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6.047" calcext:value-type="float">
            <text:p>16,047</text:p>
          </table:table-cell>
          <table:table-cell office:value-type="float" office:value="836.405" calcext:value-type="float">
            <text:p>836,405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6.118" calcext:value-type="float">
            <text:p>16,118</text:p>
          </table:table-cell>
          <table:table-cell office:value-type="float" office:value="832.722" calcext:value-type="float">
            <text:p>832,72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89.6642" calcext:value-type="float">
            <text:p>89,6642</text:p>
          </table:table-cell>
          <table:table-cell office:value-type="float" office:value="598.757" calcext:value-type="float">
            <text:p>598,75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61.8568" calcext:value-type="float">
            <text:p>61,8568</text:p>
          </table:table-cell>
          <table:table-cell office:value-type="float" office:value="867.925" calcext:value-type="float">
            <text:p>867,92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9.2245" calcext:value-type="float">
            <text:p>39,2245</text:p>
          </table:table-cell>
          <table:table-cell office:value-type="float" office:value="1368.71" calcext:value-type="float">
            <text:p>1368,7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9.1941" calcext:value-type="float">
            <text:p>39,1941</text:p>
          </table:table-cell>
          <table:table-cell office:value-type="float" office:value="1369.77" calcext:value-type="float">
            <text:p>1369,7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44.0053" calcext:value-type="float">
            <text:p>44,0053</text:p>
          </table:table-cell>
          <table:table-cell office:value-type="float" office:value="1220.01" calcext:value-type="float">
            <text:p>1220,01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57.7785" calcext:value-type="float">
            <text:p>57,7785</text:p>
          </table:table-cell>
          <table:table-cell office:value-type="float" office:value="929.189" calcext:value-type="float">
            <text:p>929,18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96.922" calcext:value-type="float">
            <text:p>296,922</text:p>
          </table:table-cell>
          <table:table-cell office:value-type="float" office:value="723.248" calcext:value-type="float">
            <text:p>723,24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87.229" calcext:value-type="float">
            <text:p>187,229</text:p>
          </table:table-cell>
          <table:table-cell office:value-type="float" office:value="1146.98" calcext:value-type="float">
            <text:p>1146,9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85.423" calcext:value-type="float">
            <text:p>185,423</text:p>
          </table:table-cell>
          <table:table-cell office:value-type="float" office:value="1158.16" calcext:value-type="float">
            <text:p>1158,1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83.687" calcext:value-type="float">
            <text:p>183,687</text:p>
          </table:table-cell>
          <table:table-cell office:value-type="float" office:value="1169.1" calcext:value-type="float">
            <text:p>1169,1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70.732" calcext:value-type="float">
            <text:p>170,732</text:p>
          </table:table-cell>
          <table:table-cell office:value-type="float" office:value="1257.81" calcext:value-type="float">
            <text:p>1257,81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79.194" calcext:value-type="float">
            <text:p>179,194</text:p>
          </table:table-cell>
          <table:table-cell office:value-type="float" office:value="1198.41" calcext:value-type="float">
            <text:p>1198,4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181.46" calcext:value-type="float">
            <text:p>1181,46</text:p>
          </table:table-cell>
          <table:table-cell office:value-type="float" office:value="727.06" calcext:value-type="float">
            <text:p>727,0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646.642" calcext:value-type="float">
            <text:p>646,642</text:p>
          </table:table-cell>
          <table:table-cell office:value-type="float" office:value="1328.39" calcext:value-type="float">
            <text:p>1328,3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57.836" calcext:value-type="float">
            <text:p>657,836</text:p>
          </table:table-cell>
          <table:table-cell office:value-type="float" office:value="1305.79" calcext:value-type="float">
            <text:p>1305,79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661.415" calcext:value-type="float">
            <text:p>661,415</text:p>
          </table:table-cell>
          <table:table-cell office:value-type="float" office:value="1298.72" calcext:value-type="float">
            <text:p>1298,7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632.298" calcext:value-type="float">
            <text:p>632,298</text:p>
          </table:table-cell>
          <table:table-cell office:value-type="float" office:value="1358.53" calcext:value-type="float">
            <text:p>1358,5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659.361" calcext:value-type="float">
            <text:p>659,361</text:p>
          </table:table-cell>
          <table:table-cell office:value-type="float" office:value="1302.77" calcext:value-type="float">
            <text:p>1302,7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483.06" calcext:value-type="float">
            <text:p>4483,06</text:p>
          </table:table-cell>
          <table:table-cell office:value-type="float" office:value="766.435" calcext:value-type="float">
            <text:p>766,43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58.17" calcext:value-type="float">
            <text:p>2558,17</text:p>
          </table:table-cell>
          <table:table-cell office:value-type="float" office:value="1343.14" calcext:value-type="float">
            <text:p>1343,1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65.41" calcext:value-type="float">
            <text:p>2265,41</text:p>
          </table:table-cell>
          <table:table-cell office:value-type="float" office:value="1516.71" calcext:value-type="float">
            <text:p>1516,7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72.8" calcext:value-type="float">
            <text:p>2272,8</text:p>
          </table:table-cell>
          <table:table-cell office:value-type="float" office:value="1511.78" calcext:value-type="float">
            <text:p>1511,7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06.86" calcext:value-type="float">
            <text:p>2306,86</text:p>
          </table:table-cell>
          <table:table-cell office:value-type="float" office:value="1489.46" calcext:value-type="float">
            <text:p>1489,46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00.39" calcext:value-type="float">
            <text:p>2300,39</text:p>
          </table:table-cell>
          <table:table-cell office:value-type="float" office:value="1493.65" calcext:value-type="float">
            <text:p>1493,6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469.2" calcext:value-type="float">
            <text:p>17469,2</text:p>
          </table:table-cell>
          <table:table-cell office:value-type="float" office:value="786.748" calcext:value-type="float">
            <text:p>786,74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55.65" calcext:value-type="float">
            <text:p>9755,65</text:p>
          </table:table-cell>
          <table:table-cell office:value-type="float" office:value="1408.81" calcext:value-type="float">
            <text:p>1408,8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8814.97" calcext:value-type="float">
            <text:p>8814,97</text:p>
          </table:table-cell>
          <table:table-cell office:value-type="float" office:value="1559.15" calcext:value-type="float">
            <text:p>1559,1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8811.63" calcext:value-type="float">
            <text:p>8811,63</text:p>
          </table:table-cell>
          <table:table-cell office:value-type="float" office:value="1559.75" calcext:value-type="float">
            <text:p>1559,7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968.32" calcext:value-type="float">
            <text:p>8968,32</text:p>
          </table:table-cell>
          <table:table-cell office:value-type="float" office:value="1532.49" calcext:value-type="float">
            <text:p>1532,49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9113.91" calcext:value-type="float">
            <text:p>9113,91</text:p>
          </table:table-cell>
          <table:table-cell office:value-type="float" office:value="1508.01" calcext:value-type="float">
            <text:p>1508,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70604.9" calcext:value-type="float">
            <text:p>70604,9</text:p>
          </table:table-cell>
          <table:table-cell office:value-type="float" office:value="778.637" calcext:value-type="float">
            <text:p>778,63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736.5" calcext:value-type="float">
            <text:p>38736,5</text:p>
          </table:table-cell>
          <table:table-cell office:value-type="float" office:value="1419.22" calcext:value-type="float">
            <text:p>1419,2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4607.3" calcext:value-type="float">
            <text:p>34607,3</text:p>
          </table:table-cell>
          <table:table-cell office:value-type="float" office:value="1588.55" calcext:value-type="float">
            <text:p>1588,5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4538.8" calcext:value-type="float">
            <text:p>34538,8</text:p>
          </table:table-cell>
          <table:table-cell office:value-type="float" office:value="1591.71" calcext:value-type="float">
            <text:p>1591,71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5057.3" calcext:value-type="float">
            <text:p>35057,3</text:p>
          </table:table-cell>
          <table:table-cell office:value-type="float" office:value="1568.16" calcext:value-type="float">
            <text:p>1568,16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4943.3" calcext:value-type="float">
            <text:p>34943,3</text:p>
          </table:table-cell>
          <table:table-cell office:value-type="float" office:value="1573.28" calcext:value-type="float">
            <text:p>1573,28</text:p>
          </table:table-cell>
          <table:table-cell table:number-columns-repeated="2"/>
        </table:table-row>
      </table:table>
      <table:table table:name="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.01962" calcext:value-type="float">
            <text:p>3,01962</text:p>
          </table:table-cell>
          <table:table-cell office:value-type="float" office:value="69.451" calcext:value-type="float">
            <text:p>69,451</text:p>
          </table:table-cell>
          <table:table-cell/>
          <table:table-cell office:value-type="string" calcext:value-type="string">
            <text:p>taurusi20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.06202" calcext:value-type="float">
            <text:p>3,06202</text:p>
          </table:table-cell>
          <table:table-cell office:value-type="float" office:value="68.4893" calcext:value-type="float">
            <text:p>68,4893</text:p>
          </table:table-cell>
          <table:table-cell/>
          <table:table-cell office:value-type="string" calcext:value-type="string">
            <text:p>Tesla K20x (GPU 0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.29056" calcext:value-type="float">
            <text:p>3,29056</text:p>
          </table:table-cell>
          <table:table-cell office:value-type="float" office:value="63.7324" calcext:value-type="float">
            <text:p>63,732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.7232" calcext:value-type="float">
            <text:p>2,7232</text:p>
          </table:table-cell>
          <table:table-cell office:value-type="float" office:value="77.0106" calcext:value-type="float">
            <text:p>77,0106</text:p>
          </table:table-cell>
          <table:table-cell/>
          <table:table-cell office:value-type="string" calcext:value-type="string">
            <text:p>CUDA/9.2.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.76726" calcext:value-type="float">
            <text:p>2,76726</text:p>
          </table:table-cell>
          <table:table-cell office:value-type="float" office:value="75.7843" calcext:value-type="float">
            <text:p>75,7843</text:p>
          </table:table-cell>
          <table:table-cell/>
          <table:table-cell office:value-type="string" calcext:value-type="string">
            <text:p>GCC/7.3.0-2.30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68019" calcext:value-type="float">
            <text:p>2,68019</text:p>
          </table:table-cell>
          <table:table-cell office:value-type="float" office:value="78.2463" calcext:value-type="float">
            <text:p>78,2463</text:p>
          </table:table-cell>
          <table:table-cell/>
          <table:table-cell office:value-type="string" calcext:value-type="string">
            <text:p>nvcc -std=c++14 -O3 nbody.cu -o nbody –gpu-architecture=sm_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.84282" calcext:value-type="float">
            <text:p>5,84282</text:p>
          </table:table-cell>
          <table:table-cell office:value-type="float" office:value="143.571" calcext:value-type="float">
            <text:p>143,571</text:p>
          </table:table-cell>
          <table:table-cell/>
          <table:table-cell office:value-type="string" calcext:value-type="string">
            <text:p>Start: 2: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5.93616" calcext:value-type="float">
            <text:p>5,93616</text:p>
          </table:table-cell>
          <table:table-cell office:value-type="float" office:value="141.314" calcext:value-type="float">
            <text:p>141,31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6.36426" calcext:value-type="float">
            <text:p>6,36426</text:p>
          </table:table-cell>
          <table:table-cell office:value-type="float" office:value="131.808" calcext:value-type="float">
            <text:p>131,80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5.32845" calcext:value-type="float">
            <text:p>5,32845</text:p>
          </table:table-cell>
          <table:table-cell office:value-type="float" office:value="157.431" calcext:value-type="float">
            <text:p>157,431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5.46554" calcext:value-type="float">
            <text:p>5,46554</text:p>
          </table:table-cell>
          <table:table-cell office:value-type="float" office:value="153.482" calcext:value-type="float">
            <text:p>153,482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25978" calcext:value-type="float">
            <text:p>5,25978</text:p>
          </table:table-cell>
          <table:table-cell office:value-type="float" office:value="159.486" calcext:value-type="float">
            <text:p>159,48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1.3864" calcext:value-type="float">
            <text:p>11,3864</text:p>
          </table:table-cell>
          <table:table-cell office:value-type="float" office:value="294.69" calcext:value-type="float">
            <text:p>294,6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1.2536" calcext:value-type="float">
            <text:p>11,2536</text:p>
          </table:table-cell>
          <table:table-cell office:value-type="float" office:value="298.167" calcext:value-type="float">
            <text:p>298,16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11.6346" calcext:value-type="float">
            <text:p>11,6346</text:p>
          </table:table-cell>
          <table:table-cell office:value-type="float" office:value="288.402" calcext:value-type="float">
            <text:p>288,40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10.8751" calcext:value-type="float">
            <text:p>10,8751</text:p>
          </table:table-cell>
          <table:table-cell office:value-type="float" office:value="308.544" calcext:value-type="float">
            <text:p>308,54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0.8256" calcext:value-type="float">
            <text:p>10,8256</text:p>
          </table:table-cell>
          <table:table-cell office:value-type="float" office:value="309.955" calcext:value-type="float">
            <text:p>309,955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4441" calcext:value-type="float">
            <text:p>10,4441</text:p>
          </table:table-cell>
          <table:table-cell office:value-type="float" office:value="321.276" calcext:value-type="float">
            <text:p>321,27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45.0305" calcext:value-type="float">
            <text:p>45,0305</text:p>
          </table:table-cell>
          <table:table-cell office:value-type="float" office:value="298.059" calcext:value-type="float">
            <text:p>298,05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2.2232" calcext:value-type="float">
            <text:p>22,2232</text:p>
          </table:table-cell>
          <table:table-cell office:value-type="float" office:value="603.953" calcext:value-type="float">
            <text:p>603,95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22.1667" calcext:value-type="float">
            <text:p>22,1667</text:p>
          </table:table-cell>
          <table:table-cell office:value-type="float" office:value="605.492" calcext:value-type="float">
            <text:p>605,49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21.6832" calcext:value-type="float">
            <text:p>21,6832</text:p>
          </table:table-cell>
          <table:table-cell office:value-type="float" office:value="618.993" calcext:value-type="float">
            <text:p>618,99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21.5656" calcext:value-type="float">
            <text:p>21,5656</text:p>
          </table:table-cell>
          <table:table-cell office:value-type="float" office:value="622.37" calcext:value-type="float">
            <text:p>622,3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0.7732" calcext:value-type="float">
            <text:p>20,7732</text:p>
          </table:table-cell>
          <table:table-cell office:value-type="float" office:value="646.112" calcext:value-type="float">
            <text:p>646,11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34.371" calcext:value-type="float">
            <text:p>134,371</text:p>
          </table:table-cell>
          <table:table-cell office:value-type="float" office:value="399.544" calcext:value-type="float">
            <text:p>399,54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86.7324" calcext:value-type="float">
            <text:p>86,7324</text:p>
          </table:table-cell>
          <table:table-cell office:value-type="float" office:value="618.997" calcext:value-type="float">
            <text:p>618,99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46.2575" calcext:value-type="float">
            <text:p>46,2575</text:p>
          </table:table-cell>
          <table:table-cell office:value-type="float" office:value="1160.61" calcext:value-type="float">
            <text:p>1160,6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46.6546" calcext:value-type="float">
            <text:p>46,6546</text:p>
          </table:table-cell>
          <table:table-cell office:value-type="float" office:value="1150.74" calcext:value-type="float">
            <text:p>1150,7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49.8943" calcext:value-type="float">
            <text:p>49,8943</text:p>
          </table:table-cell>
          <table:table-cell office:value-type="float" office:value="1076.02" calcext:value-type="float">
            <text:p>1076,02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63.7832" calcext:value-type="float">
            <text:p>63,7832</text:p>
          </table:table-cell>
          <table:table-cell office:value-type="float" office:value="841.713" calcext:value-type="float">
            <text:p>841,71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45.918" calcext:value-type="float">
            <text:p>445,918</text:p>
          </table:table-cell>
          <table:table-cell office:value-type="float" office:value="481.587" calcext:value-type="float">
            <text:p>481,58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57.425" calcext:value-type="float">
            <text:p>257,425</text:p>
          </table:table-cell>
          <table:table-cell office:value-type="float" office:value="834.218" calcext:value-type="float">
            <text:p>834,21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220.386" calcext:value-type="float">
            <text:p>220,386</text:p>
          </table:table-cell>
          <table:table-cell office:value-type="float" office:value="974.42" calcext:value-type="float">
            <text:p>974,4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228.733" calcext:value-type="float">
            <text:p>228,733</text:p>
          </table:table-cell>
          <table:table-cell office:value-type="float" office:value="938.861" calcext:value-type="float">
            <text:p>938,861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237.844" calcext:value-type="float">
            <text:p>237,844</text:p>
          </table:table-cell>
          <table:table-cell office:value-type="float" office:value="902.897" calcext:value-type="float">
            <text:p>902,89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249.157" calcext:value-type="float">
            <text:p>249,157</text:p>
          </table:table-cell>
          <table:table-cell office:value-type="float" office:value="861.899" calcext:value-type="float">
            <text:p>861,89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780.79" calcext:value-type="float">
            <text:p>1780,79</text:p>
          </table:table-cell>
          <table:table-cell office:value-type="float" office:value="482.366" calcext:value-type="float">
            <text:p>482,36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848.963" calcext:value-type="float">
            <text:p>848,963</text:p>
          </table:table-cell>
          <table:table-cell office:value-type="float" office:value="1011.81" calcext:value-type="float">
            <text:p>1011,8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751.224" calcext:value-type="float">
            <text:p>751,224</text:p>
          </table:table-cell>
          <table:table-cell office:value-type="float" office:value="1143.46" calcext:value-type="float">
            <text:p>1143,4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752.151" calcext:value-type="float">
            <text:p>752,151</text:p>
          </table:table-cell>
          <table:table-cell office:value-type="float" office:value="1142.05" calcext:value-type="float">
            <text:p>1142,0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752.211" calcext:value-type="float">
            <text:p>752,211</text:p>
          </table:table-cell>
          <table:table-cell office:value-type="float" office:value="1141.96" calcext:value-type="float">
            <text:p>1141,96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759.727" calcext:value-type="float">
            <text:p>759,727</text:p>
          </table:table-cell>
          <table:table-cell office:value-type="float" office:value="1130.66" calcext:value-type="float">
            <text:p>1130,6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16.68" calcext:value-type="float">
            <text:p>6816,68</text:p>
          </table:table-cell>
          <table:table-cell office:value-type="float" office:value="504.054" calcext:value-type="float">
            <text:p>504,05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387.42" calcext:value-type="float">
            <text:p>3387,42</text:p>
          </table:table-cell>
          <table:table-cell office:value-type="float" office:value="1014.33" calcext:value-type="float">
            <text:p>1014,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21.96" calcext:value-type="float">
            <text:p>2521,96</text:p>
          </table:table-cell>
          <table:table-cell office:value-type="float" office:value="1362.42" calcext:value-type="float">
            <text:p>1362,4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15.76" calcext:value-type="float">
            <text:p>2515,76</text:p>
          </table:table-cell>
          <table:table-cell office:value-type="float" office:value="1365.78" calcext:value-type="float">
            <text:p>1365,7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10.05" calcext:value-type="float">
            <text:p>2510,05</text:p>
          </table:table-cell>
          <table:table-cell office:value-type="float" office:value="1368.88" calcext:value-type="float">
            <text:p>1368,88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38.44" calcext:value-type="float">
            <text:p>2538,44</text:p>
          </table:table-cell>
          <table:table-cell office:value-type="float" office:value="1353.58" calcext:value-type="float">
            <text:p>1353,5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752.1" calcext:value-type="float">
            <text:p>26752,1</text:p>
          </table:table-cell>
          <table:table-cell office:value-type="float" office:value="513.749" calcext:value-type="float">
            <text:p>513,74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22.5" calcext:value-type="float">
            <text:p>12822,5</text:p>
          </table:table-cell>
          <table:table-cell office:value-type="float" office:value="1071.86" calcext:value-type="float">
            <text:p>1071,8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9978.17" calcext:value-type="float">
            <text:p>9978,17</text:p>
          </table:table-cell>
          <table:table-cell office:value-type="float" office:value="1377.4" calcext:value-type="float">
            <text:p>1377,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013.7" calcext:value-type="float">
            <text:p>10013,7</text:p>
          </table:table-cell>
          <table:table-cell office:value-type="float" office:value="1372.51" calcext:value-type="float">
            <text:p>1372,51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006.5" calcext:value-type="float">
            <text:p>10006,5</text:p>
          </table:table-cell>
          <table:table-cell office:value-type="float" office:value="1373.49" calcext:value-type="float">
            <text:p>1373,49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148.4" calcext:value-type="float">
            <text:p>10148,4</text:p>
          </table:table-cell>
          <table:table-cell office:value-type="float" office:value="1354.29" calcext:value-type="float">
            <text:p>1354,2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004" calcext:value-type="float">
            <text:p>107004</text:p>
          </table:table-cell>
          <table:table-cell office:value-type="float" office:value="513.773" calcext:value-type="float">
            <text:p>513,77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50679.4" calcext:value-type="float">
            <text:p>50679,4</text:p>
          </table:table-cell>
          <table:table-cell office:value-type="float" office:value="1084.77" calcext:value-type="float">
            <text:p>1084,7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265.7" calcext:value-type="float">
            <text:p>38265,7</text:p>
          </table:table-cell>
          <table:table-cell office:value-type="float" office:value="1436.68" calcext:value-type="float">
            <text:p>1436,6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161.2" calcext:value-type="float">
            <text:p>38161,2</text:p>
          </table:table-cell>
          <table:table-cell office:value-type="float" office:value="1440.61" calcext:value-type="float">
            <text:p>1440,61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164.9" calcext:value-type="float">
            <text:p>38164,9</text:p>
          </table:table-cell>
          <table:table-cell office:value-type="float" office:value="1440.48" calcext:value-type="float">
            <text:p>1440,48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668.9" calcext:value-type="float">
            <text:p>38668,9</text:p>
          </table:table-cell>
          <table:table-cell office:value-type="float" office:value="1421.7" calcext:value-type="float">
            <text:p>1421,7</text:p>
          </table:table-cell>
          <table:table-cell table:number-columns-repeated="2"/>
        </table:table-row>
      </table:table>
      <table:table table:name="unroll" table:style-name="ta1">
        <table:shapes>
          <draw:frame draw:z-index="0" draw:style-name="gr1" draw:text-style-name="P1" svg:width="159.99mm" svg:height="89.99mm" svg:x="112.51mm" svg:y="4.72mm">
            <draw:object draw:notify-on-update-of-ranges="unroll.F3:unroll.F3 unroll.A2:unroll.A9 unroll.B2:unroll.B2 unroll.C2:unroll.C9 unroll.B10:unroll.B10 unroll.C10:unroll.C17 unroll.B18:unroll.B18 unroll.C18:unroll.C25 unroll.B26:unroll.B26 unroll.C26:unroll.C33 unroll.B34:unroll.B34 unroll.C34:unroll.C41 unroll.B42:unroll.B42 unroll.C42:unroll.C49 unroll.B50:unroll.B50 unroll.C50:unroll.C57 unroll.B58:unroll.B58 unroll.C58:unroll.C65 unroll.B66:unroll.B66 unroll.C66:unroll.C73 unroll.B74:unroll.B74 unroll.C74:unroll.C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7.0106" calcext:value-type="float">
            <text:p>77,0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9.016" calcext:value-type="float">
            <text:p>109,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5.427" calcext:value-type="float">
            <text:p>135,4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9.033" calcext:value-type="float">
            <text:p>139,0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41.491" calcext:value-type="float">
            <text:p>141,4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83.138" calcext:value-type="float">
            <text:p>183,1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81.948" calcext:value-type="float">
            <text:p>181,9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78.816" calcext:value-type="float">
            <text:p>178,8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57.431" calcext:value-type="float">
            <text:p>157,4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21.396" calcext:value-type="float">
            <text:p>221,3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277.389" calcext:value-type="float">
            <text:p>277,3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285.392" calcext:value-type="float">
            <text:p>285,3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291.216" calcext:value-type="float">
            <text:p>291,2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78.504" calcext:value-type="float">
            <text:p>378,5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79.754" calcext:value-type="float">
            <text:p>379,7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77.833" calcext:value-type="float">
            <text:p>377,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08.544" calcext:value-type="float">
            <text:p>308,5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449.2" calcext:value-type="float">
            <text:p>449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558.74" calcext:value-type="float">
            <text:p>558,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72.414" calcext:value-type="float">
            <text:p>572,4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581.16" calcext:value-type="float">
            <text:p>581,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729.378" calcext:value-type="float">
            <text:p>729,3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727.304" calcext:value-type="float">
            <text:p>727,3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747.232" calcext:value-type="float">
            <text:p>747,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618.993" calcext:value-type="float">
            <text:p>618,9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915.509" calcext:value-type="float">
            <text:p>915,5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1033.77" calcext:value-type="float">
            <text:p>1033,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1073.95" calcext:value-type="float">
            <text:p>1073,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094.39" calcext:value-type="float">
            <text:p>1094,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214.39" calcext:value-type="float">
            <text:p>1214,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30.42" calcext:value-type="float">
            <text:p>1230,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211.77" calcext:value-type="float">
            <text:p>1211,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float" office:value="1150.74" calcext:value-type="float">
            <text:p>1150,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1369.77" calcext:value-type="float">
            <text:p>1369,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1465.43" calcext:value-type="float">
            <text:p>1465,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1565.33" calcext:value-type="float">
            <text:p>1565,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1597.49" calcext:value-type="float">
            <text:p>1597,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623.41" calcext:value-type="float">
            <text:p>1623,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649.3" calcext:value-type="float">
            <text:p>1649,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1634.29" calcext:value-type="float">
            <text:p>1634,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office:value-type="float" office:value="938.861" calcext:value-type="float">
            <text:p>938,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1169.1" calcext:value-type="float">
            <text:p>1169,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1316.6" calcext:value-type="float">
            <text:p>1316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1402.5" calcext:value-type="float">
            <text:p>1402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1407.01" calcext:value-type="float">
            <text:p>1407,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1438.65" calcext:value-type="float">
            <text:p>1438,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467.32" calcext:value-type="float">
            <text:p>1467,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211.46" calcext:value-type="float">
            <text:p>1211,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float" office:value="1142.05" calcext:value-type="float">
            <text:p>1142,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1298.72" calcext:value-type="float">
            <text:p>1298,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1407.09" calcext:value-type="float">
            <text:p>1407,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1475.3" calcext:value-type="float">
            <text:p>1475,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1493.76" calcext:value-type="float">
            <text:p>1493,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561.81" calcext:value-type="float">
            <text:p>1561,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608.3" calcext:value-type="float">
            <text:p>1608,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570.44" calcext:value-type="float">
            <text:p>1570,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365.78" calcext:value-type="float">
            <text:p>1365,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511.78" calcext:value-type="float">
            <text:p>1511,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594.96" calcext:value-type="float">
            <text:p>1594,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07.74" calcext:value-type="float">
            <text:p>1707,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13.36" calcext:value-type="float">
            <text:p>1713,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55.45" calcext:value-type="float">
            <text:p>1755,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49.25" calcext:value-type="float">
            <text:p>1749,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19.47" calcext:value-type="float">
            <text:p>1719,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72.51" calcext:value-type="float">
            <text:p>1372,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59.75" calcext:value-type="float">
            <text:p>1559,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69.49" calcext:value-type="float">
            <text:p>1669,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62.94" calcext:value-type="float">
            <text:p>1762,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79.29" calcext:value-type="float">
            <text:p>1779,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19.18" calcext:value-type="float">
            <text:p>1819,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24.52" calcext:value-type="float">
            <text:p>1824,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99.66" calcext:value-type="float">
            <text:p>1799,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40.61" calcext:value-type="float">
            <text:p>1440,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591.71" calcext:value-type="float">
            <text:p>1591,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05.83" calcext:value-type="float">
            <text:p>1705,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80.02" calcext:value-type="float">
            <text:p>1780,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53.68" calcext:value-type="float">
            <text:p>1753,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88.25" calcext:value-type="float">
            <text:p>1788,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97.75" calcext:value-type="float">
            <text:p>1797,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90.36" calcext:value-type="float">
            <text:p>1790,36</text:p>
          </table:table-cell>
        </table:table-row>
      </table:table>
      <table:table table:name="flops" table:style-name="ta1">
        <table:shapes>
          <draw:frame draw:z-index="0" draw:style-name="gr1" draw:text-style-name="P1" svg:width="159.99mm" svg:height="89.99mm" svg:x="162.08mm" svg:y="7.11mm">
            <draw:object draw:notify-on-update-of-ranges="flops.E2:flops.E2 flops.A2:flops.A11 flops.B2:flops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81.948" calcext:value-type="float">
            <text:p>181,94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79.754" calcext:value-type="float">
            <text:p>379,75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727.304" calcext:value-type="float">
            <text:p>727,30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30.42" calcext:value-type="float">
            <text:p>1230,4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49.3" calcext:value-type="float">
            <text:p>1649,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467.32" calcext:value-type="float">
            <text:p>1467,3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08.3" calcext:value-type="float">
            <text:p>1608,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749.25" calcext:value-type="float">
            <text:p>1749,2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824.52" calcext:value-type="float">
            <text:p>1824,5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797.75" calcext:value-type="float">
            <text:p>1797,75</text:p>
          </table:table-cell>
        </table:table-row>
      </table:table>
      <table:table table:name="block_size" table:style-name="ta1">
        <table:shapes>
          <draw:frame draw:z-index="0" draw:style-name="gr1" draw:text-style-name="P1" svg:width="206.78mm" svg:height="128.02mm" svg:x="120.6mm" svg:y="0.8mm">
            <draw:object draw:notify-on-update-of-ranges="block_size.F3:block_size.F3 block_size.A2:block_size.A7 block_size.B2:block_size.B2 block_size.C2:block_size.C7 block_size.B8:block_size.B8 block_size.C8:block_size.C13 block_size.B14:block_size.B14 block_size.C14:block_size.C19 block_size.B20:block_size.B20 block_size.C20:block_size.C25 block_size.B26:block_size.B26 block_size.C26:block_size.C31 block_size.B32:block_size.B32 block_size.C32:block_size.C37 block_size.B38:block_size.B38 block_size.C38:block_size.C43 block_size.B44:block_size.B44 block_size.C44:block_size.C49 block_size.B50:block_size.B50 block_size.C50:block_size.C55 block_size.B56:block_size.B56 block_size.C56:block_size.C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8.0057" calcext:value-type="float">
            <text:p>58,00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1.304" calcext:value-type="float">
            <text:p>161,3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80.371" calcext:value-type="float">
            <text:p>180,3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81.948" calcext:value-type="float">
            <text:p>181,94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81.852" calcext:value-type="float">
            <text:p>181,852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25.148" calcext:value-type="float">
            <text:p>125,1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18.74" calcext:value-type="float">
            <text:p>118,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55.3" calcext:value-type="float">
            <text:p>355,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63.831" calcext:value-type="float">
            <text:p>363,8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379.754" calcext:value-type="float">
            <text:p>379,75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81.201" calcext:value-type="float">
            <text:p>381,20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253.757" calcext:value-type="float">
            <text:p>253,7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289.675" calcext:value-type="float">
            <text:p>289,6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721.588" calcext:value-type="float">
            <text:p>721,5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730.293" calcext:value-type="float">
            <text:p>730,29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727.304" calcext:value-type="float">
            <text:p>727,30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773.44" calcext:value-type="float">
            <text:p>773,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518.892" calcext:value-type="float">
            <text:p>518,8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64.947" calcext:value-type="float">
            <text:p>264,9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317.51" calcext:value-type="float">
            <text:p>1317,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351.67" calcext:value-type="float">
            <text:p>1351,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230.42" calcext:value-type="float">
            <text:p>1230,4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020.3" calcext:value-type="float">
            <text:p>1020,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048.33" calcext:value-type="float">
            <text:p>1048,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65.194" calcext:value-type="float">
            <text:p>365,1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194.36" calcext:value-type="float">
            <text:p>1194,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1658.74" calcext:value-type="float">
            <text:p>1658,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649.3" calcext:value-type="float">
            <text:p>1649,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1417.47" calcext:value-type="float">
            <text:p>1417,4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1080.78" calcext:value-type="float">
            <text:p>108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50.326" calcext:value-type="float">
            <text:p>450,3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399.8" calcext:value-type="float">
            <text:p>1399,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483.27" calcext:value-type="float">
            <text:p>1483,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467.32" calcext:value-type="float">
            <text:p>1467,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395.44" calcext:value-type="float">
            <text:p>1395,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433.51" calcext:value-type="float">
            <text:p>1433,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459.919" calcext:value-type="float">
            <text:p>459,9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629.75" calcext:value-type="float">
            <text:p>1629,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576.96" calcext:value-type="float">
            <text:p>1576,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608.3" calcext:value-type="float">
            <text:p>1608,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588.66" calcext:value-type="float">
            <text:p>1588,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450.47" calcext:value-type="float">
            <text:p>1450,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82.979" calcext:value-type="float">
            <text:p>482,9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46.21" calcext:value-type="float">
            <text:p>1646,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84.25" calcext:value-type="float">
            <text:p>1784,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49.25" calcext:value-type="float">
            <text:p>1749,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56.22" calcext:value-type="float">
            <text:p>1756,2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41.46" calcext:value-type="float">
            <text:p>1741,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97.538" calcext:value-type="float">
            <text:p>497,5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20.21" calcext:value-type="float">
            <text:p>1720,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82.72" calcext:value-type="float">
            <text:p>1782,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24.52" calcext:value-type="float">
            <text:p>1824,5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15.58" calcext:value-type="float">
            <text:p>1815,5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41.96" calcext:value-type="float">
            <text:p>1741,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498.353" calcext:value-type="float">
            <text:p>498,3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693.75" calcext:value-type="float">
            <text:p>1693,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57.89" calcext:value-type="float">
            <text:p>1757,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97.75" calcext:value-type="float">
            <text:p>1797,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20.53" calcext:value-type="float">
            <text:p>1820,5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20.78" calcext:value-type="float">
            <text:p>1820,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01:50:46.788738030</meta:creation-date>
    <meta:generator>LibreOffice/6.0.7.3$Linux_X86_64 LibreOffice_project/00m0$Build-3</meta:generator>
    <dc:date>2019-01-28T02:56:20.437036773</dc:date>
    <meta:editing-duration>PT1H5M18S</meta:editing-duration>
    <meta:editing-cycles>27</meta:editing-cycles>
    <meta:document-statistic meta:table-count="12" meta:cell-count="24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1.96cm" style:legend-expansion="high" chart:style-name="ch2"/>
        <chart:plot-area chart:style-name="ch3" table:cell-range-address="unroll.F3:unroll.F3 unroll.A2:unroll.A9 unroll.B2:unroll.B2 unroll.C2:unroll.C81 unroll.B10:unroll.B10 unroll.B18:unroll.B18 unroll.B26:unroll.B26 unroll.B34:unroll.B34 unroll.B42:unroll.B42 unroll.B50:unroll.B50 unroll.B58:unroll.B58 unroll.B66:unroll.B66 unroll.B74:unroll.B74" chart:data-source-has-labels="both" svg:x="0.32cm" svg:y="0.18cm" svg:width="12.905cm" svg:height="8.64cm">
          <chartooo:coordinate-region svg:x="1.127cm" svg:y="0.379cm" svg:width="11.633cm" svg:height="7.794cm"/>
          <chart:axis chart:dimension="x" chart:name="primary-x" chart:style-name="ch4" chartooo:axis-type="auto">
            <chartooo:date-scale/>
            <chart:categories table:cell-range-address="unroll.A2:unroll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unroll.C2:unroll.C9" chart:label-cell-address="unroll.B2:unroll.B2" chart:class="chart:line">
            <chart:data-point chart:repeated="8"/>
          </chart:series>
          <chart:series chart:style-name="ch7" chart:values-cell-range-address="unroll.C10:unroll.C17" chart:label-cell-address="unroll.B10:unroll.B10" chart:class="chart:line">
            <chart:data-point chart:repeated="8"/>
          </chart:series>
          <chart:series chart:style-name="ch8" chart:values-cell-range-address="unroll.C18:unroll.C25" chart:label-cell-address="unroll.B18:unroll.B18" chart:class="chart:line">
            <chart:data-point chart:repeated="8"/>
          </chart:series>
          <chart:series chart:style-name="ch9" chart:values-cell-range-address="unroll.C26:unroll.C33" chart:label-cell-address="unroll.B26:unroll.B26" chart:class="chart:line">
            <chart:data-point chart:repeated="8"/>
          </chart:series>
          <chart:series chart:style-name="ch10" chart:values-cell-range-address="unroll.C34:unroll.C41" chart:label-cell-address="unroll.B34:unroll.B34" chart:class="chart:line">
            <chart:data-point chart:repeated="8"/>
          </chart:series>
          <chart:series chart:style-name="ch11" chart:values-cell-range-address="unroll.C42:unroll.C49" chart:label-cell-address="unroll.B42:unroll.B42" chart:class="chart:line">
            <chart:data-point chart:repeated="8"/>
          </chart:series>
          <chart:series chart:style-name="ch12" chart:values-cell-range-address="unroll.C50:unroll.C57" chart:label-cell-address="unroll.B50:unroll.B50" chart:class="chart:line">
            <chart:data-point chart:repeated="8"/>
          </chart:series>
          <chart:series chart:style-name="ch13" chart:values-cell-range-address="unroll.C58:unroll.C65" chart:label-cell-address="unroll.B58:unroll.B58" chart:class="chart:line">
            <chart:data-point chart:repeated="8"/>
          </chart:series>
          <chart:series chart:style-name="ch14" chart:values-cell-range-address="unroll.C66:unroll.C73" chart:label-cell-address="unroll.B66:unroll.B66" chart:class="chart:line">
            <chart:data-point chart:repeated="8"/>
          </chart:series>
          <chart:series chart:style-name="ch15" chart:values-cell-range-address="unroll.C74:unroll.C81" chart:label-cell-address="unroll.B74:unroll.B74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</text:p>
                <draw:g>
                  <svg:desc>unroll.B2:unroll.B2</svg:desc>
                </draw:g>
              </table:table-cell>
              <table:table-cell office:value-type="string">
                <text:p>2048</text:p>
                <draw:g>
                  <svg:desc>unroll.B10:unroll.B10</svg:desc>
                </draw:g>
              </table:table-cell>
              <table:table-cell office:value-type="string">
                <text:p>4096</text:p>
                <draw:g>
                  <svg:desc>unroll.B18:unroll.B18</svg:desc>
                </draw:g>
              </table:table-cell>
              <table:table-cell office:value-type="string">
                <text:p>8192</text:p>
                <draw:g>
                  <svg:desc>unroll.B26:unroll.B26</svg:desc>
                </draw:g>
              </table:table-cell>
              <table:table-cell office:value-type="string">
                <text:p>16384</text:p>
                <draw:g>
                  <svg:desc>unroll.B34:unroll.B34</svg:desc>
                </draw:g>
              </table:table-cell>
              <table:table-cell office:value-type="string">
                <text:p>32768</text:p>
                <draw:g>
                  <svg:desc>unroll.B42:unroll.B42</svg:desc>
                </draw:g>
              </table:table-cell>
              <table:table-cell office:value-type="string">
                <text:p>65536</text:p>
                <draw:g>
                  <svg:desc>unroll.B50:unroll.B50</svg:desc>
                </draw:g>
              </table:table-cell>
              <table:table-cell office:value-type="string">
                <text:p>131072</text:p>
                <draw:g>
                  <svg:desc>unroll.B58:unroll.B58</svg:desc>
                </draw:g>
              </table:table-cell>
              <table:table-cell office:value-type="string">
                <text:p>262144</text:p>
                <draw:g>
                  <svg:desc>unroll.B66:unroll.B66</svg:desc>
                </draw:g>
              </table:table-cell>
              <table:table-cell office:value-type="string">
                <text:p>524288</text:p>
                <draw:g>
                  <svg:desc>unroll.B74:unroll.B7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unroll.A2:unroll.A9</svg:desc>
                </draw:g>
              </table:table-cell>
              <table:table-cell office:value-type="float" office:value="77.0106">
                <text:p>77.0106</text:p>
                <draw:g>
                  <svg:desc>unroll.C2:unroll.C9</svg:desc>
                </draw:g>
              </table:table-cell>
              <table:table-cell office:value-type="float" office:value="157.431">
                <text:p>157.431</text:p>
                <draw:g>
                  <svg:desc>unroll.C10:unroll.C17</svg:desc>
                </draw:g>
              </table:table-cell>
              <table:table-cell office:value-type="float" office:value="308.544">
                <text:p>308.544</text:p>
                <draw:g>
                  <svg:desc>unroll.C18:unroll.C25</svg:desc>
                </draw:g>
              </table:table-cell>
              <table:table-cell office:value-type="float" office:value="618.993">
                <text:p>618.993</text:p>
                <draw:g>
                  <svg:desc>unroll.C26:unroll.C33</svg:desc>
                </draw:g>
              </table:table-cell>
              <table:table-cell office:value-type="float" office:value="1150.74">
                <text:p>1150.74</text:p>
                <draw:g>
                  <svg:desc>unroll.C34:unroll.C41</svg:desc>
                </draw:g>
              </table:table-cell>
              <table:table-cell office:value-type="float" office:value="938.861">
                <text:p>938.861</text:p>
                <draw:g>
                  <svg:desc>unroll.C42:unroll.C49</svg:desc>
                </draw:g>
              </table:table-cell>
              <table:table-cell office:value-type="float" office:value="1142.05">
                <text:p>1142.05</text:p>
                <draw:g>
                  <svg:desc>unroll.C50:unroll.C57</svg:desc>
                </draw:g>
              </table:table-cell>
              <table:table-cell office:value-type="float" office:value="1365.78">
                <text:p>1365.78</text:p>
                <draw:g>
                  <svg:desc>unroll.C58:unroll.C65</svg:desc>
                </draw:g>
              </table:table-cell>
              <table:table-cell office:value-type="float" office:value="1372.51">
                <text:p>1372.51</text:p>
                <draw:g>
                  <svg:desc>unroll.C66:unroll.C73</svg:desc>
                </draw:g>
              </table:table-cell>
              <table:table-cell office:value-type="float" office:value="1440.61">
                <text:p>1440.61</text:p>
                <draw:g>
                  <svg:desc>unroll.C74:unroll.C8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9.016">
                <text:p>109.016</text:p>
              </table:table-cell>
              <table:table-cell office:value-type="float" office:value="221.396">
                <text:p>221.396</text:p>
              </table:table-cell>
              <table:table-cell office:value-type="float" office:value="449.2">
                <text:p>449.2</text:p>
              </table:table-cell>
              <table:table-cell office:value-type="float" office:value="915.509">
                <text:p>915.509</text:p>
              </table:table-cell>
              <table:table-cell office:value-type="float" office:value="1369.77">
                <text:p>1369.77</text:p>
              </table:table-cell>
              <table:table-cell office:value-type="float" office:value="1169.1">
                <text:p>1169.1</text:p>
              </table:table-cell>
              <table:table-cell office:value-type="float" office:value="1298.72">
                <text:p>1298.72</text:p>
              </table:table-cell>
              <table:table-cell office:value-type="float" office:value="1511.78">
                <text:p>1511.78</text:p>
              </table:table-cell>
              <table:table-cell office:value-type="float" office:value="1559.75">
                <text:p>1559.75</text:p>
              </table:table-cell>
              <table:table-cell office:value-type="float" office:value="1591.71">
                <text:p>1591.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5.427">
                <text:p>135.427</text:p>
              </table:table-cell>
              <table:table-cell office:value-type="float" office:value="277.389">
                <text:p>277.389</text:p>
              </table:table-cell>
              <table:table-cell office:value-type="float" office:value="558.74">
                <text:p>558.74</text:p>
              </table:table-cell>
              <table:table-cell office:value-type="float" office:value="1033.77">
                <text:p>1033.77</text:p>
              </table:table-cell>
              <table:table-cell office:value-type="float" office:value="1465.43">
                <text:p>1465.43</text:p>
              </table:table-cell>
              <table:table-cell office:value-type="float" office:value="1316.6">
                <text:p>1316.6</text:p>
              </table:table-cell>
              <table:table-cell office:value-type="float" office:value="1407.09">
                <text:p>1407.09</text:p>
              </table:table-cell>
              <table:table-cell office:value-type="float" office:value="1594.96">
                <text:p>1594.96</text:p>
              </table:table-cell>
              <table:table-cell office:value-type="float" office:value="1669.49">
                <text:p>1669.49</text:p>
              </table:table-cell>
              <table:table-cell office:value-type="float" office:value="1705.83">
                <text:p>1705.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9.033">
                <text:p>139.033</text:p>
              </table:table-cell>
              <table:table-cell office:value-type="float" office:value="285.392">
                <text:p>285.392</text:p>
              </table:table-cell>
              <table:table-cell office:value-type="float" office:value="572.414">
                <text:p>572.414</text:p>
              </table:table-cell>
              <table:table-cell office:value-type="float" office:value="1073.95">
                <text:p>1073.95</text:p>
              </table:table-cell>
              <table:table-cell office:value-type="float" office:value="1565.33">
                <text:p>1565.33</text:p>
              </table:table-cell>
              <table:table-cell office:value-type="float" office:value="1402.5">
                <text:p>1402.5</text:p>
              </table:table-cell>
              <table:table-cell office:value-type="float" office:value="1475.3">
                <text:p>1475.3</text:p>
              </table:table-cell>
              <table:table-cell office:value-type="float" office:value="1707.74">
                <text:p>1707.74</text:p>
              </table:table-cell>
              <table:table-cell office:value-type="float" office:value="1762.94">
                <text:p>1762.94</text:p>
              </table:table-cell>
              <table:table-cell office:value-type="float" office:value="1780.02">
                <text:p>1780.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1.491">
                <text:p>141.491</text:p>
              </table:table-cell>
              <table:table-cell office:value-type="float" office:value="291.216">
                <text:p>291.216</text:p>
              </table:table-cell>
              <table:table-cell office:value-type="float" office:value="581.16">
                <text:p>581.16</text:p>
              </table:table-cell>
              <table:table-cell office:value-type="float" office:value="1094.39">
                <text:p>1094.39</text:p>
              </table:table-cell>
              <table:table-cell office:value-type="float" office:value="1597.49">
                <text:p>1597.49</text:p>
              </table:table-cell>
              <table:table-cell office:value-type="float" office:value="1407.01">
                <text:p>1407.01</text:p>
              </table:table-cell>
              <table:table-cell office:value-type="float" office:value="1493.76">
                <text:p>1493.76</text:p>
              </table:table-cell>
              <table:table-cell office:value-type="float" office:value="1713.36">
                <text:p>1713.36</text:p>
              </table:table-cell>
              <table:table-cell office:value-type="float" office:value="1779.29">
                <text:p>1779.29</text:p>
              </table:table-cell>
              <table:table-cell office:value-type="float" office:value="1753.68">
                <text:p>1753.6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83.138">
                <text:p>183.138</text:p>
              </table:table-cell>
              <table:table-cell office:value-type="float" office:value="378.504">
                <text:p>378.504</text:p>
              </table:table-cell>
              <table:table-cell office:value-type="float" office:value="729.378">
                <text:p>729.378</text:p>
              </table:table-cell>
              <table:table-cell office:value-type="float" office:value="1214.39">
                <text:p>1214.39</text:p>
              </table:table-cell>
              <table:table-cell office:value-type="float" office:value="1623.41">
                <text:p>1623.41</text:p>
              </table:table-cell>
              <table:table-cell office:value-type="float" office:value="1438.65">
                <text:p>1438.65</text:p>
              </table:table-cell>
              <table:table-cell office:value-type="float" office:value="1561.81">
                <text:p>1561.81</text:p>
              </table:table-cell>
              <table:table-cell office:value-type="float" office:value="1755.45">
                <text:p>1755.45</text:p>
              </table:table-cell>
              <table:table-cell office:value-type="float" office:value="1819.18">
                <text:p>1819.18</text:p>
              </table:table-cell>
              <table:table-cell office:value-type="float" office:value="1788.25">
                <text:p>1788.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81.948">
                <text:p>181.948</text:p>
              </table:table-cell>
              <table:table-cell office:value-type="float" office:value="379.754">
                <text:p>379.754</text:p>
              </table:table-cell>
              <table:table-cell office:value-type="float" office:value="727.304">
                <text:p>727.304</text:p>
              </table:table-cell>
              <table:table-cell office:value-type="float" office:value="1230.42">
                <text:p>1230.42</text:p>
              </table:table-cell>
              <table:table-cell office:value-type="float" office:value="1649.3">
                <text:p>1649.3</text:p>
              </table:table-cell>
              <table:table-cell office:value-type="float" office:value="1467.32">
                <text:p>1467.32</text:p>
              </table:table-cell>
              <table:table-cell office:value-type="float" office:value="1608.3">
                <text:p>1608.3</text:p>
              </table:table-cell>
              <table:table-cell office:value-type="float" office:value="1749.25">
                <text:p>1749.25</text:p>
              </table:table-cell>
              <table:table-cell office:value-type="float" office:value="1824.52">
                <text:p>1824.52</text:p>
              </table:table-cell>
              <table:table-cell office:value-type="float" office:value="1797.75">
                <text:p>1797.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78.816">
                <text:p>178.816</text:p>
              </table:table-cell>
              <table:table-cell office:value-type="float" office:value="377.833">
                <text:p>377.833</text:p>
              </table:table-cell>
              <table:table-cell office:value-type="float" office:value="747.232">
                <text:p>747.232</text:p>
              </table:table-cell>
              <table:table-cell office:value-type="float" office:value="1211.77">
                <text:p>1211.77</text:p>
              </table:table-cell>
              <table:table-cell office:value-type="float" office:value="1634.29">
                <text:p>1634.29</text:p>
              </table:table-cell>
              <table:table-cell office:value-type="float" office:value="1211.46">
                <text:p>1211.46</text:p>
              </table:table-cell>
              <table:table-cell office:value-type="float" office:value="1570.44">
                <text:p>1570.44</text:p>
              </table:table-cell>
              <table:table-cell office:value-type="float" office:value="1719.47">
                <text:p>1719.47</text:p>
              </table:table-cell>
              <table:table-cell office:value-type="float" office:value="1799.66">
                <text:p>1799.66</text:p>
              </table:table-cell>
              <table:table-cell office:value-type="float" office:value="1790.36">
                <text:p>1790.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flops.E2:flops.E2 flops.A2:flops.B11" chart:data-source-has-labels="both" svg:x="0.32cm" svg:y="0.18cm" svg:width="15.36cm" svg:height="8.64cm">
          <chartooo:coordinate-region svg:x="1.312cm" svg:y="0.379cm" svg:width="14.368cm" svg:height="7.794cm"/>
          <chart:axis chart:dimension="x" chart:name="primary-x" chart:style-name="ch3" chartooo:axis-type="auto">
            <chartooo:date-scale/>
            <chart:categories table:cell-range-address="flops.A2:flops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ops.B2:flops.B11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flops.A2:flops.A11</svg:desc>
                </draw:g>
              </table:table-cell>
              <table:table-cell office:value-type="float" office:value="181.948">
                <text:p>181.948</text:p>
                <draw:g>
                  <svg:desc>flops.B2:flops.B11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79.754">
                <text:p>379.75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727.304">
                <text:p>727.30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230.42">
                <text:p>1230.4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649.3">
                <text:p>1649.3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467.32">
                <text:p>1467.3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608.3">
                <text:p>1608.3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749.25">
                <text:p>1749.2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824.52">
                <text:p>1824.52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797.75">
                <text:p>1797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679cm" svg:height="12.803cm" xlink:href=".." xlink:type="simple" chart:class="chart:line" chart:style-name="ch1">
        <chart:legend chart:legend-position="end" svg:x="18.224cm" svg:y="3.861cm" style:legend-expansion="high" chart:style-name="ch2"/>
        <chart:plot-area chart:style-name="ch3" table:cell-range-address="block_size.F3:block_size.F3 block_size.A2:block_size.A7 block_size.B2:block_size.B2 block_size.C2:block_size.C61 block_size.B8:block_size.B8 block_size.B14:block_size.B14 block_size.B20:block_size.B20 block_size.B26:block_size.B26 block_size.B32:block_size.B32 block_size.B38:block_size.B38 block_size.B44:block_size.B44 block_size.B50:block_size.B50 block_size.B56:block_size.B56" chart:data-source-has-labels="both" svg:x="0.413cm" svg:y="0.256cm" svg:width="17.398cm" svg:height="12.291cm">
          <chartooo:coordinate-region svg:x="1.22cm" svg:y="0.455cm" svg:width="16.035cm" svg:height="11.445cm"/>
          <chart:axis chart:dimension="x" chart:name="primary-x" chart:style-name="ch4" chartooo:axis-type="auto">
            <chartooo:date-scale/>
            <chart:categories table:cell-range-address="block_size.A2:block_size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lock_size.C2:block_size.C7" chart:label-cell-address="block_size.B2:block_size.B2" chart:class="chart:line">
            <chart:data-point chart:repeated="6"/>
          </chart:series>
          <chart:series chart:style-name="ch7" chart:values-cell-range-address="block_size.C8:block_size.C13" chart:label-cell-address="block_size.B8:block_size.B8" chart:class="chart:line">
            <chart:data-point chart:repeated="6"/>
          </chart:series>
          <chart:series chart:style-name="ch8" chart:values-cell-range-address="block_size.C14:block_size.C19" chart:label-cell-address="block_size.B14:block_size.B14" chart:class="chart:line">
            <chart:data-point chart:repeated="6"/>
          </chart:series>
          <chart:series chart:style-name="ch9" chart:values-cell-range-address="block_size.C20:block_size.C25" chart:label-cell-address="block_size.B20:block_size.B20" chart:class="chart:line">
            <chart:data-point chart:repeated="6"/>
          </chart:series>
          <chart:series chart:style-name="ch10" chart:values-cell-range-address="block_size.C26:block_size.C31" chart:label-cell-address="block_size.B26:block_size.B26" chart:class="chart:line">
            <chart:data-point chart:repeated="6"/>
          </chart:series>
          <chart:series chart:style-name="ch11" chart:values-cell-range-address="block_size.C32:block_size.C37" chart:label-cell-address="block_size.B32:block_size.B32" chart:class="chart:line">
            <chart:data-point chart:repeated="6"/>
          </chart:series>
          <chart:series chart:style-name="ch12" chart:values-cell-range-address="block_size.C38:block_size.C43" chart:label-cell-address="block_size.B38:block_size.B38" chart:class="chart:line">
            <chart:data-point chart:repeated="6"/>
          </chart:series>
          <chart:series chart:style-name="ch13" chart:values-cell-range-address="block_size.C44:block_size.C49" chart:label-cell-address="block_size.B44:block_size.B44" chart:class="chart:line">
            <chart:data-point chart:repeated="6"/>
          </chart:series>
          <chart:series chart:style-name="ch14" chart:values-cell-range-address="block_size.C50:block_size.C55" chart:label-cell-address="block_size.B50:block_size.B50" chart:class="chart:line">
            <chart:data-point chart:repeated="6"/>
          </chart:series>
          <chart:series chart:style-name="ch15" chart:values-cell-range-address="block_size.C56:block_size.C61" chart:label-cell-address="block_size.B56:block_size.B56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</text:p>
                <draw:g>
                  <svg:desc>block_size.B2:block_size.B2</svg:desc>
                </draw:g>
              </table:table-cell>
              <table:table-cell office:value-type="string">
                <text:p>2048</text:p>
                <draw:g>
                  <svg:desc>block_size.B8:block_size.B8</svg:desc>
                </draw:g>
              </table:table-cell>
              <table:table-cell office:value-type="string">
                <text:p>4096</text:p>
                <draw:g>
                  <svg:desc>block_size.B14:block_size.B14</svg:desc>
                </draw:g>
              </table:table-cell>
              <table:table-cell office:value-type="string">
                <text:p>8192</text:p>
                <draw:g>
                  <svg:desc>block_size.B20:block_size.B20</svg:desc>
                </draw:g>
              </table:table-cell>
              <table:table-cell office:value-type="string">
                <text:p>16384</text:p>
                <draw:g>
                  <svg:desc>block_size.B26:block_size.B26</svg:desc>
                </draw:g>
              </table:table-cell>
              <table:table-cell office:value-type="string">
                <text:p>32768</text:p>
                <draw:g>
                  <svg:desc>block_size.B32:block_size.B32</svg:desc>
                </draw:g>
              </table:table-cell>
              <table:table-cell office:value-type="string">
                <text:p>65536</text:p>
                <draw:g>
                  <svg:desc>block_size.B38:block_size.B38</svg:desc>
                </draw:g>
              </table:table-cell>
              <table:table-cell office:value-type="string">
                <text:p>131072</text:p>
                <draw:g>
                  <svg:desc>block_size.B44:block_size.B44</svg:desc>
                </draw:g>
              </table:table-cell>
              <table:table-cell office:value-type="string">
                <text:p>262144</text:p>
                <draw:g>
                  <svg:desc>block_size.B50:block_size.B50</svg:desc>
                </draw:g>
              </table:table-cell>
              <table:table-cell office:value-type="string">
                <text:p>524288</text:p>
                <draw:g>
                  <svg:desc>block_size.B56:block_size.B56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block_size.A2:block_size.A7</svg:desc>
                </draw:g>
              </table:table-cell>
              <table:table-cell office:value-type="float" office:value="58.0057">
                <text:p>58.0057</text:p>
                <draw:g>
                  <svg:desc>block_size.C2:block_size.C7</svg:desc>
                </draw:g>
              </table:table-cell>
              <table:table-cell office:value-type="float" office:value="118.74">
                <text:p>118.74</text:p>
                <draw:g>
                  <svg:desc>block_size.C8:block_size.C13</svg:desc>
                </draw:g>
              </table:table-cell>
              <table:table-cell office:value-type="float" office:value="289.675">
                <text:p>289.675</text:p>
                <draw:g>
                  <svg:desc>block_size.C14:block_size.C19</svg:desc>
                </draw:g>
              </table:table-cell>
              <table:table-cell office:value-type="float" office:value="264.947">
                <text:p>264.947</text:p>
                <draw:g>
                  <svg:desc>block_size.C20:block_size.C25</svg:desc>
                </draw:g>
              </table:table-cell>
              <table:table-cell office:value-type="float" office:value="365.194">
                <text:p>365.194</text:p>
                <draw:g>
                  <svg:desc>block_size.C26:block_size.C31</svg:desc>
                </draw:g>
              </table:table-cell>
              <table:table-cell office:value-type="float" office:value="450.326">
                <text:p>450.326</text:p>
                <draw:g>
                  <svg:desc>block_size.C32:block_size.C37</svg:desc>
                </draw:g>
              </table:table-cell>
              <table:table-cell office:value-type="float" office:value="459.919">
                <text:p>459.919</text:p>
                <draw:g>
                  <svg:desc>block_size.C38:block_size.C43</svg:desc>
                </draw:g>
              </table:table-cell>
              <table:table-cell office:value-type="float" office:value="482.979">
                <text:p>482.979</text:p>
                <draw:g>
                  <svg:desc>block_size.C44:block_size.C49</svg:desc>
                </draw:g>
              </table:table-cell>
              <table:table-cell office:value-type="float" office:value="497.538">
                <text:p>497.538</text:p>
                <draw:g>
                  <svg:desc>block_size.C50:block_size.C55</svg:desc>
                </draw:g>
              </table:table-cell>
              <table:table-cell office:value-type="float" office:value="498.353">
                <text:p>498.353</text:p>
                <draw:g>
                  <svg:desc>block_size.C56:block_size.C61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1.304">
                <text:p>161.304</text:p>
              </table:table-cell>
              <table:table-cell office:value-type="float" office:value="355.3">
                <text:p>355.3</text:p>
              </table:table-cell>
              <table:table-cell office:value-type="float" office:value="721.588">
                <text:p>721.588</text:p>
              </table:table-cell>
              <table:table-cell office:value-type="float" office:value="1317.51">
                <text:p>1317.51</text:p>
              </table:table-cell>
              <table:table-cell office:value-type="float" office:value="1194.36">
                <text:p>1194.36</text:p>
              </table:table-cell>
              <table:table-cell office:value-type="float" office:value="1399.8">
                <text:p>1399.8</text:p>
              </table:table-cell>
              <table:table-cell office:value-type="float" office:value="1629.75">
                <text:p>1629.75</text:p>
              </table:table-cell>
              <table:table-cell office:value-type="float" office:value="1646.21">
                <text:p>1646.21</text:p>
              </table:table-cell>
              <table:table-cell office:value-type="float" office:value="1720.21">
                <text:p>1720.21</text:p>
              </table:table-cell>
              <table:table-cell office:value-type="float" office:value="1693.75">
                <text:p>1693.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80.371">
                <text:p>180.371</text:p>
              </table:table-cell>
              <table:table-cell office:value-type="float" office:value="363.831">
                <text:p>363.831</text:p>
              </table:table-cell>
              <table:table-cell office:value-type="float" office:value="730.293">
                <text:p>730.293</text:p>
              </table:table-cell>
              <table:table-cell office:value-type="float" office:value="1351.67">
                <text:p>1351.67</text:p>
              </table:table-cell>
              <table:table-cell office:value-type="float" office:value="1658.74">
                <text:p>1658.74</text:p>
              </table:table-cell>
              <table:table-cell office:value-type="float" office:value="1483.27">
                <text:p>1483.27</text:p>
              </table:table-cell>
              <table:table-cell office:value-type="float" office:value="1576.96">
                <text:p>1576.96</text:p>
              </table:table-cell>
              <table:table-cell office:value-type="float" office:value="1784.25">
                <text:p>1784.25</text:p>
              </table:table-cell>
              <table:table-cell office:value-type="float" office:value="1782.72">
                <text:p>1782.72</text:p>
              </table:table-cell>
              <table:table-cell office:value-type="float" office:value="1757.89">
                <text:p>1757.8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81.948">
                <text:p>181.948</text:p>
              </table:table-cell>
              <table:table-cell office:value-type="float" office:value="379.754">
                <text:p>379.754</text:p>
              </table:table-cell>
              <table:table-cell office:value-type="float" office:value="727.304">
                <text:p>727.304</text:p>
              </table:table-cell>
              <table:table-cell office:value-type="float" office:value="1230.42">
                <text:p>1230.42</text:p>
              </table:table-cell>
              <table:table-cell office:value-type="float" office:value="1649.3">
                <text:p>1649.3</text:p>
              </table:table-cell>
              <table:table-cell office:value-type="float" office:value="1467.32">
                <text:p>1467.32</text:p>
              </table:table-cell>
              <table:table-cell office:value-type="float" office:value="1608.3">
                <text:p>1608.3</text:p>
              </table:table-cell>
              <table:table-cell office:value-type="float" office:value="1749.25">
                <text:p>1749.25</text:p>
              </table:table-cell>
              <table:table-cell office:value-type="float" office:value="1824.52">
                <text:p>1824.52</text:p>
              </table:table-cell>
              <table:table-cell office:value-type="float" office:value="1797.75">
                <text:p>1797.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81.852">
                <text:p>181.852</text:p>
              </table:table-cell>
              <table:table-cell office:value-type="float" office:value="381.201">
                <text:p>381.201</text:p>
              </table:table-cell>
              <table:table-cell office:value-type="float" office:value="773.44">
                <text:p>773.44</text:p>
              </table:table-cell>
              <table:table-cell office:value-type="float" office:value="1020.3">
                <text:p>1020.3</text:p>
              </table:table-cell>
              <table:table-cell office:value-type="float" office:value="1417.47">
                <text:p>1417.47</text:p>
              </table:table-cell>
              <table:table-cell office:value-type="float" office:value="1395.44">
                <text:p>1395.44</text:p>
              </table:table-cell>
              <table:table-cell office:value-type="float" office:value="1588.66">
                <text:p>1588.66</text:p>
              </table:table-cell>
              <table:table-cell office:value-type="float" office:value="1756.22">
                <text:p>1756.22</text:p>
              </table:table-cell>
              <table:table-cell office:value-type="float" office:value="1815.58">
                <text:p>1815.58</text:p>
              </table:table-cell>
              <table:table-cell office:value-type="float" office:value="1820.53">
                <text:p>1820.5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25.148">
                <text:p>125.148</text:p>
              </table:table-cell>
              <table:table-cell office:value-type="float" office:value="253.757">
                <text:p>253.757</text:p>
              </table:table-cell>
              <table:table-cell office:value-type="float" office:value="518.892">
                <text:p>518.892</text:p>
              </table:table-cell>
              <table:table-cell office:value-type="float" office:value="1048.33">
                <text:p>1048.33</text:p>
              </table:table-cell>
              <table:table-cell office:value-type="float" office:value="1080.78">
                <text:p>1080.78</text:p>
              </table:table-cell>
              <table:table-cell office:value-type="float" office:value="1433.51">
                <text:p>1433.51</text:p>
              </table:table-cell>
              <table:table-cell office:value-type="float" office:value="1450.47">
                <text:p>1450.47</text:p>
              </table:table-cell>
              <table:table-cell office:value-type="float" office:value="1741.46">
                <text:p>1741.46</text:p>
              </table:table-cell>
              <table:table-cell office:value-type="float" office:value="1741.96">
                <text:p>1741.96</text:p>
              </table:table-cell>
              <table:table-cell office:value-type="float" office:value="1820.78">
                <text:p>1820.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